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8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58.9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2.9pt"/>
    </style:style>
    <style:style style:name="co7" style:family="table-column">
      <style:table-column-properties fo:break-before="auto" style:column-width="73.56pt"/>
    </style:style>
    <style:style style:name="co8" style:family="table-column">
      <style:table-column-properties fo:break-before="auto" style:column-width="30.36pt"/>
    </style:style>
    <style:style style:name="co9" style:family="table-column">
      <style:table-column-properties fo:break-before="auto" style:column-width="77.95pt"/>
    </style:style>
    <style:style style:name="co10" style:family="table-column">
      <style:table-column-properties fo:break-before="auto" style:column-width="116.79pt"/>
    </style:style>
    <style:style style:name="co11" style:family="table-column">
      <style:table-column-properties fo:break-before="auto" style:column-width="69.7pt"/>
    </style:style>
    <style:style style:name="co12" style:family="table-column">
      <style:table-column-properties fo:break-before="auto" style:column-width="22.59pt"/>
    </style:style>
    <style:style style:name="co13" style:family="table-column">
      <style:table-column-properties fo:break-before="auto" style:column-width="228.7pt"/>
    </style:style>
    <style:style style:name="co14" style:family="table-column">
      <style:table-column-properties fo:break-before="auto" style:column-width="70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ff"/>
      <style:text-properties style:font-name="Verdana" fo:font-size="10pt" style:font-size-asian="10pt" style:font-size-complex="10pt"/>
    </style:style>
    <style:style style:name="ce2" style:family="table-cell" style:parent-style-name="Default">
      <style:table-cell-properties fo:background-color="#ffe5ca"/>
      <style:text-properties style:font-name="Verdana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4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5" style:family="table-cell" style:parent-style-name="Default">
      <style:table-cell-properties fo:background-color="#ffe5ca"/>
      <style:text-properties fo:color="#ce181e" style:font-name="Verdana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bce4e5" fo:border="0.06pt solid #000000"/>
      <style:text-properties style:font-name="Verdana" fo:font-size="10pt" style:font-size-asian="10pt" style:font-size-complex="10pt"/>
    </style:style>
    <style:style style:name="ce7" style:family="table-cell" style:parent-style-name="Default">
      <style:table-cell-properties fo:background-color="#fffbcc" fo:border="0.06pt solid #000000"/>
      <style:text-properties style:font-name="Verdana" fo:font-size="10pt" style:font-size-asian="10pt" style:font-size-complex="10pt"/>
      <style:map style:condition="cell-content()&lt;[$Sheet1.$C$10]" style:apply-style-name="Good" style:base-cell-address="Sheet1.B15"/>
      <style:map style:condition="cell-content()&gt;[$Sheet1.$C$10]" style:apply-style-name="Bad" style:base-cell-address="Sheet1.B15"/>
    </style:style>
    <style:style style:name="ce8" style:family="table-cell" style:parent-style-name="Default">
      <style:table-cell-properties fo:background-color="#fffbcc" fo:border="0.06pt solid #000000"/>
      <style:text-properties style:font-name="Verdana" fo:font-size="10pt" style:font-size-asian="10pt" style:font-size-complex="10pt"/>
      <style:map style:condition="cell-content()&lt;[$Sheet1.$C$18]" style:apply-style-name="Good" style:base-cell-address="Sheet1.B23"/>
      <style:map style:condition="cell-content()&gt;[$Sheet1.$C$18]" style:apply-style-name="Bad" style:base-cell-address="Sheet1.B23"/>
    </style:style>
    <style:style style:name="ce9" style:family="table-cell" style:parent-style-name="Default">
      <style:table-cell-properties style:glyph-orientation-vertical="0" fo:background-color="#fffbcc" fo:border="0.06pt solid #000000" style:direction="ltr"/>
      <style:text-properties style:font-name="Verdana" fo:font-size="10pt" style:font-size-asian="10pt" style:font-size-complex="10pt"/>
      <style:map style:condition="cell-content()&gt;[$Sheet1.$C$10]" style:apply-style-name="Good" style:base-cell-address="Sheet1.C10"/>
      <style:map style:condition="cell-content()&lt;[$Sheet1.$C$10]" style:apply-style-name="Bad" style:base-cell-address="Sheet1.C10"/>
    </style:style>
    <style:style style:name="ce10" style:family="table-cell" style:parent-style-name="Default">
      <style:table-cell-properties fo:background-color="#fffbcc" fo:border="0.06pt solid #000000"/>
      <style:text-properties style:font-name="Verdana" fo:font-size="10pt" style:font-size-asian="10pt" style:font-size-complex="10pt"/>
      <style:map style:condition="cell-content()=0.01" style:apply-style-name="Good" style:base-cell-address="Sheet1.C11"/>
      <style:map style:condition="cell-content()!=0.01" style:apply-style-name="Bad" style:base-cell-address="Sheet1.C11"/>
    </style:style>
    <style:style style:name="ce11" style:family="table-cell" style:parent-style-name="Default">
      <style:table-cell-properties fo:background-color="#fffbcc" fo:border="0.06pt solid #000000"/>
      <style:text-properties style:font-name="Verdana" fo:font-size="10pt" style:font-size-asian="10pt" style:font-size-complex="10pt"/>
      <style:map style:condition="cell-content()&gt;[$Sheet1.$C$11]" style:apply-style-name="Good" style:base-cell-address="Sheet1.C15"/>
      <style:map style:condition="cell-content()&lt;[$Sheet1.$C$10]" style:apply-style-name="Bad" style:base-cell-address="Sheet1.C15"/>
    </style:style>
    <style:style style:name="ce12" style:family="table-cell" style:parent-style-name="Default">
      <style:table-cell-properties style:glyph-orientation-vertical="0" fo:background-color="#fffbcc" fo:border="0.06pt solid #000000" style:direction="ltr"/>
      <style:text-properties style:font-name="Verdana" fo:font-size="10pt" style:font-size-asian="10pt" style:font-size-complex="10pt"/>
      <style:map style:condition="cell-content()&gt;[$Sheet1.$C$10]" style:apply-style-name="Good" style:base-cell-address="Sheet1.C18"/>
      <style:map style:condition="cell-content()&lt;[$Sheet1.$C$10]" style:apply-style-name="Bad" style:base-cell-address="Sheet1.C18"/>
    </style:style>
    <style:style style:name="ce13" style:family="table-cell" style:parent-style-name="Default">
      <style:table-cell-properties fo:background-color="#fffbcc" fo:border="0.06pt solid #000000"/>
      <style:text-properties style:font-name="Verdana" fo:font-size="10pt" style:font-size-asian="10pt" style:font-size-complex="10pt"/>
      <style:map style:condition="cell-content()=0.01" style:apply-style-name="Good" style:base-cell-address="Sheet1.C19"/>
      <style:map style:condition="cell-content()!=0.01" style:apply-style-name="Bad" style:base-cell-address="Sheet1.C19"/>
    </style:style>
    <style:style style:name="ce14" style:family="table-cell" style:parent-style-name="Default">
      <style:table-cell-properties fo:background-color="#fffbcc" fo:border="0.06pt solid #000000"/>
      <style:text-properties style:font-name="Verdana" fo:font-size="10pt" style:font-size-asian="10pt" style:font-size-complex="10pt"/>
      <style:map style:condition="cell-content()&gt;[$Sheet1.$C$18]" style:apply-style-name="Good" style:base-cell-address="Sheet1.C23"/>
      <style:map style:condition="cell-content()&lt;[$Sheet1.$C$18]" style:apply-style-name="Bad" style:base-cell-address="Sheet1.C23"/>
    </style:style>
    <style:style style:name="ce15" style:family="table-cell" style:parent-style-name="Default">
      <style:table-cell-properties fo:background-color="#fffbcc" fo:border="0.06pt solid #000000"/>
      <style:text-properties style:font-name="Verdana" fo:font-size="10pt" style:font-size-asian="10pt" style:font-size-complex="10pt"/>
    </style:style>
    <style:style style:name="ce16" style:family="table-cell" style:parent-style-name="Default" style:data-style-name="N3">
      <style:table-cell-properties fo:background-color="#fffbcc" fo:border="0.06pt solid #000000"/>
      <style:text-properties style:font-name="Verdana" fo:font-size="10pt" style:font-size-asian="10pt" style:font-size-complex="10pt"/>
    </style:style>
    <style:style style:name="ce17" style:family="table-cell" style:parent-style-name="Default" style:data-style-name="N61">
      <style:table-cell-properties fo:background-color="#fffbcc" fo:border="0.06pt solid #000000"/>
      <style:text-properties style:font-name="Verdana" fo:font-size="10pt" style:font-size-asian="10pt" style:font-size-complex="10pt"/>
    </style:style>
    <style:style style:name="ce18" style:family="table-cell" style:parent-style-name="Default" style:data-style-name="N3">
      <style:table-cell-properties fo:background-color="#fffbcc" fo:border="0.06pt solid #000000"/>
      <style:text-properties style:font-name="Verdana" fo:font-size="10pt" style:font-size-asian="10pt" style:font-size-complex="10pt"/>
      <style:map style:condition="cell-content()=[$Sheet1.$G$7]" style:apply-style-name="Good" style:base-cell-address="Sheet1.G27"/>
      <style:map style:condition="cell-content()!=[$Sheet1.$G$7]" style:apply-style-name="Bad" style:base-cell-address="Sheet1.G27"/>
    </style:style>
    <style:style style:name="ce19" style:family="table-cell" style:parent-style-name="Default" style:data-style-name="N122">
      <style:table-cell-properties fo:background-color="#fffbcc" fo:border="0.06pt solid #000000"/>
      <style:text-properties style:font-name="Verdana" fo:font-size="10pt" style:font-size-asian="10pt" style:font-size-complex="10pt"/>
    </style:style>
    <style:style style:name="ce20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21" style:family="table-cell" style:parent-style-name="Default" style:data-style-name="N122">
      <style:table-cell-properties fo:background-color="#bce4e5" fo:border="0.06pt solid #000000"/>
      <style:text-properties style:font-name="Verdana" fo:font-size="10pt" style:font-size-asian="10pt" style:font-size-complex="10pt"/>
    </style:style>
    <style:style style:name="ce22" style:family="table-cell" style:parent-style-name="Default" style:data-style-name="N11">
      <style:table-cell-properties fo:background-color="#bce4e5" fo:border="0.06pt solid #000000"/>
      <style:text-properties style:font-name="Verdana" fo:font-size="10pt" style:font-size-asian="10pt" style:font-size-complex="10pt"/>
      <style:map style:condition="cell-content()&lt;0.1" style:apply-style-name="Good" style:base-cell-address="Sheet1.L11"/>
      <style:map style:condition="cell-content()&gt;0.1" style:apply-style-name="Bad" style:base-cell-address="Sheet1.L11"/>
    </style:style>
    <style:style style:name="ce23" style:family="table-cell" style:parent-style-name="Default" style:data-style-name="N11">
      <style:table-cell-properties fo:background-color="#bce4e5" fo:border="0.06pt solid #000000"/>
      <style:text-properties style:font-name="Verdana" fo:font-size="10pt" style:font-size-asian="10pt" style:font-size-complex="10pt"/>
      <style:map style:condition="cell-content()&lt;0.1" style:apply-style-name="Good" style:base-cell-address="Sheet1.L19"/>
      <style:map style:condition="cell-content()&gt;0.1" style:apply-style-name="Bad" style:base-cell-address="Sheet1.L19"/>
    </style:style>
    <style:style style:name="ce24" style:family="table-cell" style:parent-style-name="Default" style:data-style-name="N11">
      <style:table-cell-properties fo:background-color="#bce4e5" fo:border="0.06pt solid #000000"/>
      <style:text-properties style:font-name="Verdana" fo:font-size="10pt" style:font-size-asian="10pt" style:font-size-complex="10pt"/>
      <style:map style:condition="cell-content()&lt;0.1" style:apply-style-name="Good" style:base-cell-address="Sheet1.L31"/>
      <style:map style:condition="cell-content()&gt;0.1" style:apply-style-name="Bad" style:base-cell-address="Sheet1.L31"/>
    </style:style>
    <style:style style:name="ce25" style:family="table-cell" style:parent-style-name="Default" style:data-style-name="N11">
      <style:table-cell-properties fo:background-color="#bce4e5" fo:border="0.06pt solid #000000"/>
      <style:text-properties style:font-name="Verdana" fo:font-size="10pt" style:font-size-asian="10pt" style:font-size-complex="10pt"/>
      <style:map style:condition="cell-content()&lt;0.1" style:apply-style-name="Good" style:base-cell-address="Sheet1.L39"/>
      <style:map style:condition="cell-content()&gt;0.1" style:apply-style-name="Bad" style:base-cell-address="Sheet1.L39"/>
    </style:style>
    <style:style style:name="ce26" style:family="table-cell" style:parent-style-name="Default" style:data-style-name="N11">
      <style:table-cell-properties fo:background-color="#bce4e5" fo:border="0.06pt solid #000000"/>
      <style:text-properties style:font-name="Verdana" fo:font-size="10pt" style:font-size-asian="10pt" style:font-size-complex="10pt"/>
      <style:map style:condition="cell-content()&lt;0.1" style:apply-style-name="Good" style:base-cell-address="Sheet1.P30"/>
      <style:map style:condition="cell-content()&gt;0.1" style:apply-style-name="Bad" style:base-cell-address="Sheet1.P30"/>
    </style:style>
    <style:style style:name="ce27" style:family="table-cell" style:parent-style-name="Default" style:data-style-name="N11">
      <style:table-cell-properties fo:background-color="#bce4e5" fo:border="0.06pt solid #000000"/>
      <style:text-properties style:font-name="Verdana" fo:font-size="10pt" style:font-size-asian="10pt" style:font-size-complex="10pt"/>
      <style:map style:condition="cell-content()&lt;0.1" style:apply-style-name="Good" style:base-cell-address="Sheet1.P38"/>
      <style:map style:condition="cell-content()&gt;0.1" style:apply-style-name="Bad" style:base-cell-address="Sheet1.P38"/>
    </style:style>
    <style:style style:name="ce54" style:family="table-cell" style:parent-style-name="Default">
      <style:table-cell-properties fo:background-color="#ffffff"/>
    </style:style>
    <style:style style:name="ce55" style:family="table-cell" style:parent-style-name="Default">
      <style:table-cell-properties fo:background-color="#bce4e5" fo:border="0.06pt solid #000000"/>
    </style:style>
    <style:style style:name="ce59" style:family="table-cell" style:parent-style-name="Default" style:data-style-name="N61"/>
    <style:style style:name="ce56" style:family="table-cell" style:parent-style-name="Default" style:data-style-name="N61">
      <style:table-cell-properties fo:background-color="#fffbcc" fo:border="0.06pt solid #000000"/>
    </style:style>
    <style:style style:name="ce57" style:family="table-cell" style:parent-style-name="Default">
      <style:table-cell-properties fo:background-color="#fffbcc" fo:border="0.06pt solid #000000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default-cell-style-name="ce1"/>
        <table:table-column table:style-name="co13" table:default-cell-style-name="ce1"/>
        <table:table-column table:style-name="co5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To be filled by the user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Do not modify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>
            <text:p>PART B</text:p>
          </table:table-cell>
          <table:table-cell table:style-name="ce2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1 MeV</text:p>
          </table:table-cell>
          <table:table-cell table:style-name="ce6" office:value-type="float" office:value="0.0000000000001602" calcext:value-type="float">
            <text:p>1.602E-13</text:p>
          </table:table-cell>
          <table:table-cell table:style-name="ce6" office:value-type="string" calcext:value-type="string">
            <text:p>J</text:p>
          </table:table-cell>
          <table:table-cell/>
          <table:table-cell table:style-name="ce6" office:value-type="string" calcext:value-type="string">
            <text:p>Number of primaries</text:p>
          </table:table-cell>
          <table:table-cell table:style-name="ce16" office:value-type="float" office:value="10000" calcext:value-type="float">
            <text:p>10,00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HU (image)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Total Dose</text:p>
          </table:table-cell>
          <table:table-cell table:style-name="ce6" office:value-type="string" calcext:value-type="string">
            <text:p>calculated by Gate</text:p>
          </table:table-cell>
          <table:table-cell table:style-name="ce19" office:value-type="float" office:value="0.0000000000002315550511" calcext:value-type="float">
            <text:p>2.3156E-13</text:p>
          </table:table-cell>
          <table:table-cell table:style-name="ce6" office:value-type="string" calcext:value-type="string">
            <text:p>Gy</text:p>
          </table:table-cell>
          <table:table-cell/>
          <table:table-cell table:style-name="ce6" office:value-type="string" calcext:value-type="string">
            <text:p>Calculated from Edep</text:p>
          </table:table-cell>
          <table:table-cell table:style-name="ce21" table:formula="of:=[.H11]/[.G13]/([.G14]/1000)*[.C7]" office:value-type="float" office:value="0.000000000000231529544253059" calcext:value-type="float">
            <text:p>2.3153E-13</text:p>
          </table:table-cell>
          <table:table-cell table:style-name="ce6" office:value-type="string" calcext:value-type="string">
            <text:p>Gy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Density Tolerance</text:p>
          </table:table-cell>
          <table:table-cell table:style-name="ce10" office:value-type="float" office:value="0.01" calcext:value-type="float">
            <text:p>0.01</text:p>
          </table:table-cell>
          <table:table-cell table:number-columns-repeated="2"/>
          <table:table-cell table:style-name="ce6" office:value-type="string" calcext:value-type="string">
            <text:p>Total Edep</text:p>
          </table:table-cell>
          <table:table-cell table:style-name="ce6" office:value-type="string" calcext:value-type="string">
            <text:p>scored by Gate</text:p>
          </table:table-cell>
          <table:table-cell table:style-name="ce15" office:value-type="float" office:value="1463651.157" calcext:value-type="float">
            <text:p>1463651.157</text:p>
          </table:table-cell>
          <table:table-cell table:style-name="ce6" office:value-type="string" calcext:value-type="string">
            <text:p>MeV</text:p>
          </table:table-cell>
          <table:table-cell/>
          <table:table-cell table:style-name="ce6" office:value-type="string" calcext:value-type="string">
            <text:p>Difference</text:p>
          </table:table-cell>
          <table:table-cell table:style-name="ce22" table:formula="of:=([.H10]-[.L10])/[.H10]" office:value-type="percentage" office:value="0.000110154569379006" calcext:value-type="percentage">
            <text:p>0.01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" office:value-type="string" calcext:value-type="string">
            <text:p>Voxel size [cm3]</text:p>
          </table:table-cell>
          <table:table-cell table:style-name="ce17" table:formula="of:=1000*1000*1000" office:value-type="float" office:value="1000000000" calcext:value-type="float">
            <text:p>1.00E+09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HU min</text:p>
          </table:table-cell>
          <table:table-cell table:style-name="ce6" office:value-type="string" calcext:value-type="string">
            <text:p>HU max</text:p>
          </table:table-cell>
          <table:table-cell table:style-name="ce6" office:value-type="string" calcext:value-type="string">
            <text:p>Material</text:p>
          </table:table-cell>
          <table:table-cell/>
          <table:table-cell table:style-name="ce6" office:value-type="string" calcext:value-type="string">
            <text:p>Density [g/cm3]</text:p>
          </table:table-cell>
          <table:table-cell table:style-name="ce15" office:value-type="float" office:value="1.01273" calcext:value-type="float">
            <text:p>1.01273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-10.8458" calcext:value-type="float">
            <text:p>-10.8458</text:p>
          </table:table-cell>
          <table:table-cell table:style-name="ce11" office:value-type="float" office:value="0.308419" calcext:value-type="float">
            <text:p>0.308419</text:p>
          </table:table-cell>
          <table:table-cell table:style-name="ce15" office:value-type="string" calcext:value-type="string">
            <text:p>AT_AG_SI4_9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HU (image)</text:p>
          </table:table-cell>
          <table:table-cell table:style-name="ce12" office:value-type="float" office:value="950" calcext:value-type="float">
            <text:p>950</text:p>
          </table:table-cell>
          <table:table-cell table:number-columns-repeated="2"/>
          <table:table-cell table:style-name="ce6" office:value-type="string" calcext:value-type="string">
            <text:p>Total Dose</text:p>
          </table:table-cell>
          <table:table-cell table:style-name="ce6" office:value-type="string" calcext:value-type="string">
            <text:p>calculated by Gate</text:p>
          </table:table-cell>
          <table:table-cell table:style-name="ce19" office:value-type="float" office:value="0.0000000000001485931358" calcext:value-type="float">
            <text:p>1.4859E-13</text:p>
          </table:table-cell>
          <table:table-cell table:style-name="ce6" office:value-type="string" calcext:value-type="string">
            <text:p>Gy</text:p>
          </table:table-cell>
          <table:table-cell/>
          <table:table-cell table:style-name="ce6" office:value-type="string" calcext:value-type="string">
            <text:p>Calculated from Edep</text:p>
          </table:table-cell>
          <table:table-cell table:style-name="ce21" table:formula="of:=[.H19]/[.G21]/([.G22]/1000)*[.C7]" office:value-type="float" office:value="0.000000000000148576767608414" calcext:value-type="float">
            <text:p>1.4858E-13</text:p>
          </table:table-cell>
          <table:table-cell table:style-name="ce6" office:value-type="string" calcext:value-type="string">
            <text:p>Gy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Density Tolerance</text:p>
          </table:table-cell>
          <table:table-cell table:style-name="ce13" office:value-type="float" office:value="0.01" calcext:value-type="float">
            <text:p>0.01</text:p>
          </table:table-cell>
          <table:table-cell table:number-columns-repeated="2"/>
          <table:table-cell table:style-name="ce6" office:value-type="string" calcext:value-type="string">
            <text:p>Total Edep</text:p>
          </table:table-cell>
          <table:table-cell table:style-name="ce6" office:value-type="string" calcext:value-type="string">
            <text:p>scored by Gate</text:p>
          </table:table-cell>
          <table:table-cell table:style-name="ce15" office:value-type="float" office:value="1460281.474" calcext:value-type="float">
            <text:p>1460281.474</text:p>
          </table:table-cell>
          <table:table-cell table:style-name="ce6" office:value-type="string" calcext:value-type="string">
            <text:p>MeV</text:p>
          </table:table-cell>
          <table:table-cell/>
          <table:table-cell table:style-name="ce6" office:value-type="string" calcext:value-type="string">
            <text:p>Difference</text:p>
          </table:table-cell>
          <table:table-cell table:style-name="ce23" table:formula="of:=([.H18]-[.L18])/[.H18]" office:value-type="percentage" office:value="0.000110154426029836" calcext:value-type="percentage">
            <text:p>0.01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" office:value-type="string" calcext:value-type="string">
            <text:p>Voxel size [cm3]</text:p>
          </table:table-cell>
          <table:table-cell table:style-name="ce17" table:formula="of:=1000*1000*1000" office:value-type="float" office:value="1000000000" calcext:value-type="float">
            <text:p>1.00E+09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HU min</text:p>
          </table:table-cell>
          <table:table-cell table:style-name="ce6" office:value-type="string" calcext:value-type="string">
            <text:p>HU max</text:p>
          </table:table-cell>
          <table:table-cell table:style-name="ce6" office:value-type="string" calcext:value-type="string">
            <text:p>Material</text:p>
          </table:table-cell>
          <table:table-cell/>
          <table:table-cell table:style-name="ce6" office:value-type="string" calcext:value-type="string">
            <text:p>Density [g/cm3]</text:p>
          </table:table-cell>
          <table:table-cell table:style-name="ce15" office:value-type="float" office:value="1.57452" calcext:value-type="float">
            <text:p>1.57452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933.761" calcext:value-type="float">
            <text:p>933.761</text:p>
          </table:table-cell>
          <table:table-cell table:style-name="ce14" office:value-type="float" office:value="950.642" calcext:value-type="float">
            <text:p>950.642</text:p>
          </table:table-cell>
          <table:table-cell table:style-name="ce15" office:value-type="string" calcext:value-type="string">
            <text:p>Marrow_Bone09_16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>
            <text:p>PART C</text:p>
          </table:table-cell>
          <table:table-cell table:style-name="ce2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1 MeV</text:p>
          </table:table-cell>
          <table:table-cell table:style-name="ce6" office:value-type="float" office:value="0.0000000000001602" calcext:value-type="float">
            <text:p>1.602E-13</text:p>
          </table:table-cell>
          <table:table-cell table:style-name="ce6" office:value-type="string" calcext:value-type="string">
            <text:p>J</text:p>
          </table:table-cell>
          <table:table-cell/>
          <table:table-cell table:style-name="ce6" office:value-type="string" calcext:value-type="string">
            <text:p>Number of primaries</text:p>
          </table:table-cell>
          <table:table-cell table:style-name="ce18" office:value-type="float" office:value="10000" calcext:value-type="float">
            <text:p>10,000</text:p>
          </table:table-cell>
          <table:table-cell table:style-name="ce20" office:value-type="string" calcext:value-type="string" table:number-columns-spanned="3" table:number-rows-spanned="1">
            <text:p>(it must be the same as in Part B)</text:p>
          </table:table-cell>
          <table:covered-table-cell table:number-columns-repeated="2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6" office:value-type="string" calcext:value-type="string">
            <text:p>Total Dose</text:p>
          </table:table-cell>
          <table:table-cell table:style-name="ce6" office:value-type="string" calcext:value-type="string">
            <text:p>calculated by Gate</text:p>
          </table:table-cell>
          <table:table-cell table:style-name="ce19" office:value-type="float" office:value="0.0000000000002315550511" calcext:value-type="float">
            <text:p>2.3156E-13</text:p>
          </table:table-cell>
          <table:table-cell table:style-name="ce6" office:value-type="string" calcext:value-type="string">
            <text:p>Gy</text:p>
          </table:table-cell>
          <table:table-cell/>
          <table:table-cell table:style-name="ce6" office:value-type="string" calcext:value-type="string">
            <text:p>Calculated from Edep</text:p>
          </table:table-cell>
          <table:table-cell table:style-name="ce21" table:formula="of:=[.H31]/[.G33]/([.G34]/1000)*[.C27]" office:value-type="float" office:value="0.000000000000231529544253059" calcext:value-type="float">
            <text:p>2.3153E-13</text:p>
          </table:table-cell>
          <table:table-cell table:style-name="ce6" office:value-type="string" calcext:value-type="string">
            <text:p>Gy</text:p>
          </table:table-cell>
          <table:table-cell/>
          <table:table-cell table:style-name="ce6" office:value-type="string" calcext:value-type="string">
            <text:p>Difference Dose Voxelized/simple geometry</text:p>
          </table:table-cell>
          <table:table-cell table:style-name="ce26" table:formula="of:=([.H30]-[.H10])/[.H30]" office:value-type="percentage" office:value="0" calcext:value-type="percentage">
            <text:p>0.00%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6" office:value-type="string" calcext:value-type="string">
            <text:p>Total Edep</text:p>
          </table:table-cell>
          <table:table-cell table:style-name="ce6" office:value-type="string" calcext:value-type="string">
            <text:p>scored by Gate</text:p>
          </table:table-cell>
          <table:table-cell table:style-name="ce15" office:value-type="float" office:value="1463651.157" calcext:value-type="float">
            <text:p>1463651.157</text:p>
          </table:table-cell>
          <table:table-cell table:style-name="ce6" office:value-type="string" calcext:value-type="string">
            <text:p>MeV</text:p>
          </table:table-cell>
          <table:table-cell/>
          <table:table-cell table:style-name="ce6" office:value-type="string" calcext:value-type="string">
            <text:p>Difference</text:p>
          </table:table-cell>
          <table:table-cell table:style-name="ce24" table:formula="of:=([.H30]-[.L30])/[.H30]" office:value-type="percentage" office:value="0.000110154569379006" calcext:value-type="percentage">
            <text:p>0.01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" office:value-type="string" calcext:value-type="string">
            <text:p>Voxel size [cm3]</text:p>
          </table:table-cell>
          <table:table-cell table:style-name="ce17" table:formula="of:=1000*1000*1000" office:value-type="float" office:value="1000000000" calcext:value-type="float">
            <text:p>1.00E+0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 office:value-type="string" calcext:value-type="string">
            <text:p>Material</text:p>
          </table:table-cell>
          <table:table-cell/>
          <table:table-cell table:style-name="ce6" office:value-type="string" calcext:value-type="string">
            <text:p>Density [g/cm3]</text:p>
          </table:table-cell>
          <table:table-cell table:style-name="ce15" office:value-type="float" office:value="1.01273" calcext:value-type="float">
            <text:p>1.0127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5" office:value-type="string" calcext:value-type="string">
            <text:p>AT_AG_SI4_9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6" office:value-type="string" calcext:value-type="string">
            <text:p>Total Dose</text:p>
          </table:table-cell>
          <table:table-cell table:style-name="ce6" office:value-type="string" calcext:value-type="string">
            <text:p>calculated by Gate</text:p>
          </table:table-cell>
          <table:table-cell table:style-name="ce19" office:value-type="float" office:value="0.0000000000001485931358" calcext:value-type="float">
            <text:p>1.4859E-13</text:p>
          </table:table-cell>
          <table:table-cell table:style-name="ce6" office:value-type="string" calcext:value-type="string">
            <text:p>Gy</text:p>
          </table:table-cell>
          <table:table-cell/>
          <table:table-cell table:style-name="ce6" office:value-type="string" calcext:value-type="string">
            <text:p>Calculated from Edep</text:p>
          </table:table-cell>
          <table:table-cell table:style-name="ce21" table:formula="of:=[.H39]/[.G41]/([.G42]/1000)*[.C27]" office:value-type="float" office:value="0.000000000000148576767608414" calcext:value-type="float">
            <text:p>1.4858E-13</text:p>
          </table:table-cell>
          <table:table-cell table:style-name="ce6" office:value-type="string" calcext:value-type="string">
            <text:p>Gy</text:p>
          </table:table-cell>
          <table:table-cell/>
          <table:table-cell table:style-name="ce6" office:value-type="string" calcext:value-type="string">
            <text:p>Difference Dose Voxelized/simple geometry</text:p>
          </table:table-cell>
          <table:table-cell table:style-name="ce27" table:formula="of:=([.H38]-[.H18])/[.H38]" office:value-type="percentage" office:value="0" calcext:value-type="percentage">
            <text:p>0.00%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6" office:value-type="string" calcext:value-type="string">
            <text:p>Total Edep</text:p>
          </table:table-cell>
          <table:table-cell table:style-name="ce6" office:value-type="string" calcext:value-type="string">
            <text:p>scored by Gate</text:p>
          </table:table-cell>
          <table:table-cell table:style-name="ce15" office:value-type="float" office:value="1460281.474" calcext:value-type="float">
            <text:p>1460281.474</text:p>
          </table:table-cell>
          <table:table-cell table:style-name="ce6" office:value-type="string" calcext:value-type="string">
            <text:p>MeV</text:p>
          </table:table-cell>
          <table:table-cell/>
          <table:table-cell table:style-name="ce6" office:value-type="string" calcext:value-type="string">
            <text:p>Difference</text:p>
          </table:table-cell>
          <table:table-cell table:style-name="ce25" table:formula="of:=([.H38]-[.L38])/[.H38]" office:value-type="percentage" office:value="0.000110154426029836" calcext:value-type="percentage">
            <text:p>0.01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" office:value-type="string" calcext:value-type="string">
            <text:p>Voxel size [cm3]</text:p>
          </table:table-cell>
          <table:table-cell table:style-name="ce17" table:formula="of:=1000*1000*1000" office:value-type="float" office:value="1000000000" calcext:value-type="float">
            <text:p>1.00E+0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 office:value-type="string" calcext:value-type="string">
            <text:p>Material</text:p>
          </table:table-cell>
          <table:table-cell/>
          <table:table-cell table:style-name="ce6" office:value-type="string" calcext:value-type="string">
            <text:p>Density [g/cm3]</text:p>
          </table:table-cell>
          <table:table-cell table:style-name="ce15" office:value-type="float" office:value="1.57452" calcext:value-type="float">
            <text:p>1.5745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5" office:value-type="string" calcext:value-type="string">
            <text:p>Marrow_Bone09_162</text:p>
          </table:table-cell>
          <table:table-cell table:number-columns-repeated="102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15:Sheet1.B15">
            <calcext:condition calcext:apply-style-name="Good" calcext:value="&lt;[$Sheet1.$C$10]" calcext:base-cell-address="Sheet1.B15"/>
            <calcext:condition calcext:apply-style-name="Bad" calcext:value="&gt;[$Sheet1.$C$10]" calcext:base-cell-address="Sheet1.B15"/>
          </calcext:conditional-format>
          <calcext:conditional-format calcext:target-range-address="Sheet1.C10:Sheet1.C10">
            <calcext:condition calcext:apply-style-name="Good" calcext:value="&gt;[$Sheet1.$C$10]" calcext:base-cell-address="Sheet1.C10"/>
            <calcext:condition calcext:apply-style-name="Bad" calcext:value="&lt;[$Sheet1.$C$10]" calcext:base-cell-address="Sheet1.C10"/>
          </calcext:conditional-format>
          <calcext:conditional-format calcext:target-range-address="Sheet1.C15:Sheet1.C15">
            <calcext:condition calcext:apply-style-name="Good" calcext:value="&gt;[$Sheet1.$C$11]" calcext:base-cell-address="Sheet1.C15"/>
            <calcext:condition calcext:apply-style-name="Bad" calcext:value="&lt;[$Sheet1.$C$10]" calcext:base-cell-address="Sheet1.C15"/>
          </calcext:conditional-format>
          <calcext:conditional-format calcext:target-range-address="Sheet1.L11:Sheet1.L11">
            <calcext:condition calcext:apply-style-name="Good" calcext:value="&lt;0.1" calcext:base-cell-address="Sheet1.L11"/>
            <calcext:condition calcext:apply-style-name="Bad" calcext:value="&gt;0.1" calcext:base-cell-address="Sheet1.L11"/>
          </calcext:conditional-format>
          <calcext:conditional-format calcext:target-range-address="Sheet1.C19:Sheet1.C19">
            <calcext:condition calcext:apply-style-name="Good" calcext:value="=0.01" calcext:base-cell-address="Sheet1.C19"/>
            <calcext:condition calcext:apply-style-name="Bad" calcext:value="!=0.01" calcext:base-cell-address="Sheet1.C19"/>
          </calcext:conditional-format>
          <calcext:conditional-format calcext:target-range-address="Sheet1.C18:Sheet1.C18">
            <calcext:condition calcext:apply-style-name="Good" calcext:value="&gt;[$Sheet1.$C$10]" calcext:base-cell-address="Sheet1.C18"/>
            <calcext:condition calcext:apply-style-name="Bad" calcext:value="&lt;[$Sheet1.$C$10]" calcext:base-cell-address="Sheet1.C18"/>
          </calcext:conditional-format>
          <calcext:conditional-format calcext:target-range-address="Sheet1.L19:Sheet1.L19">
            <calcext:condition calcext:apply-style-name="Good" calcext:value="&lt;0.1" calcext:base-cell-address="Sheet1.L19"/>
            <calcext:condition calcext:apply-style-name="Bad" calcext:value="&gt;0.1" calcext:base-cell-address="Sheet1.L19"/>
          </calcext:conditional-format>
          <calcext:conditional-format calcext:target-range-address="Sheet1.C18:Sheet1.C18">
            <calcext:condition calcext:apply-style-name="Bad" calcext:value="!=950" calcext:base-cell-address="Sheet1.C18"/>
            <calcext:condition calcext:apply-style-name="Good" calcext:value="=950" calcext:base-cell-address="Sheet1.C18"/>
          </calcext:conditional-format>
          <calcext:conditional-format calcext:target-range-address="Sheet1.B23:Sheet1.B23">
            <calcext:condition calcext:apply-style-name="Good" calcext:value="&lt;[$Sheet1.$C$18]" calcext:base-cell-address="Sheet1.B23"/>
            <calcext:condition calcext:apply-style-name="Bad" calcext:value="&gt;[$Sheet1.$C$18]" calcext:base-cell-address="Sheet1.B23"/>
          </calcext:conditional-format>
          <calcext:conditional-format calcext:target-range-address="Sheet1.C23:Sheet1.C23">
            <calcext:condition calcext:apply-style-name="Good" calcext:value="&gt;[$Sheet1.$C$18]" calcext:base-cell-address="Sheet1.C23"/>
            <calcext:condition calcext:apply-style-name="Bad" calcext:value="&lt;[$Sheet1.$C$18]" calcext:base-cell-address="Sheet1.C23"/>
          </calcext:conditional-format>
          <calcext:conditional-format calcext:target-range-address="Sheet1.C11:Sheet1.C11">
            <calcext:condition calcext:apply-style-name="Good" calcext:value="=0.01" calcext:base-cell-address="Sheet1.C11"/>
            <calcext:condition calcext:apply-style-name="Bad" calcext:value="!=0.01" calcext:base-cell-address="Sheet1.C11"/>
          </calcext:conditional-format>
          <calcext:conditional-format calcext:target-range-address="Sheet1.C10:Sheet1.C10">
            <calcext:condition calcext:apply-style-name="Bad" calcext:value="!=0" calcext:base-cell-address="Sheet1.C10"/>
            <calcext:condition calcext:apply-style-name="Good" calcext:value="=0" calcext:base-cell-address="Sheet1.C10"/>
          </calcext:conditional-format>
          <calcext:conditional-format calcext:target-range-address="Sheet1.L31:Sheet1.L31">
            <calcext:condition calcext:apply-style-name="Good" calcext:value="&lt;0.1" calcext:base-cell-address="Sheet1.L31"/>
            <calcext:condition calcext:apply-style-name="Bad" calcext:value="&gt;0.1" calcext:base-cell-address="Sheet1.L31"/>
          </calcext:conditional-format>
          <calcext:conditional-format calcext:target-range-address="Sheet1.G27:Sheet1.G27">
            <calcext:condition calcext:apply-style-name="Good" calcext:value="=[$Sheet1.$G$7]" calcext:base-cell-address="Sheet1.G27"/>
            <calcext:condition calcext:apply-style-name="Bad" calcext:value="!=[$Sheet1.$G$7]" calcext:base-cell-address="Sheet1.G27"/>
          </calcext:conditional-format>
          <calcext:conditional-format calcext:target-range-address="Sheet1.P30:Sheet1.P30">
            <calcext:condition calcext:apply-style-name="Good" calcext:value="&lt;0.1" calcext:base-cell-address="Sheet1.P30"/>
            <calcext:condition calcext:apply-style-name="Bad" calcext:value="&gt;0.1" calcext:base-cell-address="Sheet1.P30"/>
          </calcext:conditional-format>
          <calcext:conditional-format calcext:target-range-address="Sheet1.L39:Sheet1.L39">
            <calcext:condition calcext:apply-style-name="Good" calcext:value="&lt;0.1" calcext:base-cell-address="Sheet1.L39"/>
            <calcext:condition calcext:apply-style-name="Bad" calcext:value="&gt;0.1" calcext:base-cell-address="Sheet1.L39"/>
          </calcext:conditional-format>
          <calcext:conditional-format calcext:target-range-address="Sheet1.P38:Sheet1.P38">
            <calcext:condition calcext:apply-style-name="Good" calcext:value="&lt;0.1" calcext:base-cell-address="Sheet1.P38"/>
            <calcext:condition calcext:apply-style-name="Bad" calcext:value="&gt;0.1" calcext:base-cell-address="Sheet1.P38"/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660.25pt" svg:height="371.37pt" svg:x="336.1pt" svg:y="19.42pt">
            <draw:object draw:notify-on-update-of-ranges="Sheet2.B5:Sheet2.B204 Sheet2.C3:Sheet2.C3 Sheet2.C5:Sheet2.C204 Sheet2.B5:Sheet2.B204 Sheet2.D3:Sheet2.D3 Sheet2.D5:Sheet2.D20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number-columns-repeated="2" table:default-cell-style-name="ce54"/>
        <table:table-column table:style-name="co14" table:number-columns-repeated="2" table:default-cell-style-name="ce54"/>
        <table:table-column table:style-name="co5" table:number-columns-repeated="1020" table:default-cell-style-name="ce54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5" office:value-type="string" calcext:value-type="string">
            <text:p>deg=0</text:p>
          </table:table-cell>
          <table:table-cell table:style-name="ce55" office:value-type="string" calcext:value-type="string">
            <text:p>Deg=-90</text:p>
          </table:table-cell>
          <table:table-cell table:number-columns-repeated="1020"/>
        </table:table-row>
        <table:table-row table:style-name="ro1">
          <table:table-cell/>
          <table:table-cell table:style-name="ce55" office:value-type="string" calcext:value-type="string">
            <text:p>Depth [mm]</text:p>
          </table:table-cell>
          <table:table-cell table:number-columns-repeated="2" table:style-name="ce55" office:value-type="string" calcext:value-type="string">
            <text:p>Energy [MeV]</text:p>
          </table:table-cell>
          <table:table-cell table:number-columns-repeated="1020"/>
        </table:table-row>
        <table:table-row table:style-name="ro1">
          <table:table-cell/>
          <table:table-cell table:style-name="ce55" office:value-type="float" office:value="0.5" calcext:value-type="float">
            <text:p>0.5</text:p>
          </table:table-cell>
          <table:table-cell table:style-name="ce59" office:value-type="float" office:value="1265.42" calcext:value-type="float">
            <text:p>1.27E+03</text:p>
          </table:table-cell>
          <table:table-cell table:style-name="ce56" office:value-type="float" office:value="5541" calcext:value-type="float">
            <text:p>5.54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5]+1" office:value-type="float" office:value="1.5" calcext:value-type="float">
            <text:p>1.5</text:p>
          </table:table-cell>
          <table:table-cell table:style-name="ce59" office:value-type="float" office:value="1655.27" calcext:value-type="float">
            <text:p>1.66E+03</text:p>
          </table:table-cell>
          <table:table-cell table:style-name="ce56" office:value-type="float" office:value="5522.49" calcext:value-type="float">
            <text:p>5.52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6]+1" office:value-type="float" office:value="2.5" calcext:value-type="float">
            <text:p>2.5</text:p>
          </table:table-cell>
          <table:table-cell table:style-name="ce59" office:value-type="float" office:value="1328.54" calcext:value-type="float">
            <text:p>1.33E+03</text:p>
          </table:table-cell>
          <table:table-cell table:style-name="ce56" office:value-type="float" office:value="5609.69" calcext:value-type="float">
            <text:p>5.61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7]+1" office:value-type="float" office:value="3.5" calcext:value-type="float">
            <text:p>3.5</text:p>
          </table:table-cell>
          <table:table-cell table:style-name="ce59" office:value-type="float" office:value="1316.62" calcext:value-type="float">
            <text:p>1.32E+03</text:p>
          </table:table-cell>
          <table:table-cell table:style-name="ce56" office:value-type="float" office:value="5601.89" calcext:value-type="float">
            <text:p>5.60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8]+1" office:value-type="float" office:value="4.5" calcext:value-type="float">
            <text:p>4.5</text:p>
          </table:table-cell>
          <table:table-cell table:style-name="ce59" office:value-type="float" office:value="1301.82" calcext:value-type="float">
            <text:p>1.30E+03</text:p>
          </table:table-cell>
          <table:table-cell table:style-name="ce56" office:value-type="float" office:value="5706" calcext:value-type="float">
            <text:p>5.71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9]+1" office:value-type="float" office:value="5.5" calcext:value-type="float">
            <text:p>5.5</text:p>
          </table:table-cell>
          <table:table-cell table:style-name="ce59" office:value-type="float" office:value="1341.03" calcext:value-type="float">
            <text:p>1.34E+03</text:p>
          </table:table-cell>
          <table:table-cell table:style-name="ce56" office:value-type="float" office:value="5774.5" calcext:value-type="float">
            <text:p>5.77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0]+1" office:value-type="float" office:value="6.5" calcext:value-type="float">
            <text:p>6.5</text:p>
          </table:table-cell>
          <table:table-cell table:style-name="ce59" office:value-type="float" office:value="1319.1" calcext:value-type="float">
            <text:p>1.32E+03</text:p>
          </table:table-cell>
          <table:table-cell table:style-name="ce56" office:value-type="float" office:value="5699.2" calcext:value-type="float">
            <text:p>5.70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1]+1" office:value-type="float" office:value="7.5" calcext:value-type="float">
            <text:p>7.5</text:p>
          </table:table-cell>
          <table:table-cell table:style-name="ce59" office:value-type="float" office:value="1356.84" calcext:value-type="float">
            <text:p>1.36E+03</text:p>
          </table:table-cell>
          <table:table-cell table:style-name="ce56" office:value-type="float" office:value="5838.11" calcext:value-type="float">
            <text:p>5.84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2]+1" office:value-type="float" office:value="8.5" calcext:value-type="float">
            <text:p>8.5</text:p>
          </table:table-cell>
          <table:table-cell table:style-name="ce59" office:value-type="float" office:value="1324.41" calcext:value-type="float">
            <text:p>1.32E+03</text:p>
          </table:table-cell>
          <table:table-cell table:style-name="ce56" office:value-type="float" office:value="5729" calcext:value-type="float">
            <text:p>5.73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3]+1" office:value-type="float" office:value="9.5" calcext:value-type="float">
            <text:p>9.5</text:p>
          </table:table-cell>
          <table:table-cell table:style-name="ce59" office:value-type="float" office:value="1306.48" calcext:value-type="float">
            <text:p>1.31E+03</text:p>
          </table:table-cell>
          <table:table-cell table:style-name="ce56" office:value-type="float" office:value="5662.19" calcext:value-type="float">
            <text:p>5.66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4]+1" office:value-type="float" office:value="10.5" calcext:value-type="float">
            <text:p>10.5</text:p>
          </table:table-cell>
          <table:table-cell table:style-name="ce59" office:value-type="float" office:value="1288.74" calcext:value-type="float">
            <text:p>1.29E+03</text:p>
          </table:table-cell>
          <table:table-cell table:style-name="ce56" office:value-type="float" office:value="5697.8" calcext:value-type="float">
            <text:p>5.70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5]+1" office:value-type="float" office:value="11.5" calcext:value-type="float">
            <text:p>11.5</text:p>
          </table:table-cell>
          <table:table-cell table:style-name="ce59" office:value-type="float" office:value="1307.47" calcext:value-type="float">
            <text:p>1.31E+03</text:p>
          </table:table-cell>
          <table:table-cell table:style-name="ce56" office:value-type="float" office:value="5793" calcext:value-type="float">
            <text:p>5.79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6]+1" office:value-type="float" office:value="12.5" calcext:value-type="float">
            <text:p>12.5</text:p>
          </table:table-cell>
          <table:table-cell table:style-name="ce59" office:value-type="float" office:value="1324.12" calcext:value-type="float">
            <text:p>1.32E+03</text:p>
          </table:table-cell>
          <table:table-cell table:style-name="ce56" office:value-type="float" office:value="5987.91" calcext:value-type="float">
            <text:p>5.99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7]+1" office:value-type="float" office:value="13.5" calcext:value-type="float">
            <text:p>13.5</text:p>
          </table:table-cell>
          <table:table-cell table:style-name="ce59" office:value-type="float" office:value="1285.74" calcext:value-type="float">
            <text:p>1.29E+03</text:p>
          </table:table-cell>
          <table:table-cell table:style-name="ce56" office:value-type="float" office:value="5922.81" calcext:value-type="float">
            <text:p>5.92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8]+1" office:value-type="float" office:value="14.5" calcext:value-type="float">
            <text:p>14.5</text:p>
          </table:table-cell>
          <table:table-cell table:style-name="ce59" office:value-type="float" office:value="1303.88" calcext:value-type="float">
            <text:p>1.30E+03</text:p>
          </table:table-cell>
          <table:table-cell table:style-name="ce56" office:value-type="float" office:value="5927.29" calcext:value-type="float">
            <text:p>5.93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9]+1" office:value-type="float" office:value="15.5" calcext:value-type="float">
            <text:p>15.5</text:p>
          </table:table-cell>
          <table:table-cell table:style-name="ce59" office:value-type="float" office:value="1545" calcext:value-type="float">
            <text:p>1.55E+03</text:p>
          </table:table-cell>
          <table:table-cell table:style-name="ce56" office:value-type="float" office:value="6064.89" calcext:value-type="float">
            <text:p>6.06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20]+1" office:value-type="float" office:value="16.5" calcext:value-type="float">
            <text:p>16.5</text:p>
          </table:table-cell>
          <table:table-cell table:style-name="ce59" office:value-type="float" office:value="1515.91" calcext:value-type="float">
            <text:p>1.52E+03</text:p>
          </table:table-cell>
          <table:table-cell table:style-name="ce56" office:value-type="float" office:value="6098.61" calcext:value-type="float">
            <text:p>6.10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21]+1" office:value-type="float" office:value="17.5" calcext:value-type="float">
            <text:p>17.5</text:p>
          </table:table-cell>
          <table:table-cell table:style-name="ce59" office:value-type="float" office:value="1376.47" calcext:value-type="float">
            <text:p>1.38E+03</text:p>
          </table:table-cell>
          <table:table-cell table:style-name="ce56" office:value-type="float" office:value="6205.8" calcext:value-type="float">
            <text:p>6.21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22]+1" office:value-type="float" office:value="18.5" calcext:value-type="float">
            <text:p>18.5</text:p>
          </table:table-cell>
          <table:table-cell table:style-name="ce59" office:value-type="float" office:value="1419.47" calcext:value-type="float">
            <text:p>1.42E+03</text:p>
          </table:table-cell>
          <table:table-cell table:style-name="ce56" office:value-type="float" office:value="6170.6" calcext:value-type="float">
            <text:p>6.17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23]+1" office:value-type="float" office:value="19.5" calcext:value-type="float">
            <text:p>19.5</text:p>
          </table:table-cell>
          <table:table-cell table:style-name="ce59" office:value-type="float" office:value="1349.72" calcext:value-type="float">
            <text:p>1.35E+03</text:p>
          </table:table-cell>
          <table:table-cell table:style-name="ce56" office:value-type="float" office:value="6010.51" calcext:value-type="float">
            <text:p>6.01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24]+1" office:value-type="float" office:value="20.5" calcext:value-type="float">
            <text:p>20.5</text:p>
          </table:table-cell>
          <table:table-cell table:style-name="ce59" office:value-type="float" office:value="1339.09" calcext:value-type="float">
            <text:p>1.34E+03</text:p>
          </table:table-cell>
          <table:table-cell table:style-name="ce56" office:value-type="float" office:value="6016.6" calcext:value-type="float">
            <text:p>6.02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25]+1" office:value-type="float" office:value="21.5" calcext:value-type="float">
            <text:p>21.5</text:p>
          </table:table-cell>
          <table:table-cell table:style-name="ce59" office:value-type="float" office:value="1340.96" calcext:value-type="float">
            <text:p>1.34E+03</text:p>
          </table:table-cell>
          <table:table-cell table:style-name="ce56" office:value-type="float" office:value="6011.29" calcext:value-type="float">
            <text:p>6.01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26]+1" office:value-type="float" office:value="22.5" calcext:value-type="float">
            <text:p>22.5</text:p>
          </table:table-cell>
          <table:table-cell table:style-name="ce59" office:value-type="float" office:value="1341.34" calcext:value-type="float">
            <text:p>1.34E+03</text:p>
          </table:table-cell>
          <table:table-cell table:style-name="ce56" office:value-type="float" office:value="6014.71" calcext:value-type="float">
            <text:p>6.01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27]+1" office:value-type="float" office:value="23.5" calcext:value-type="float">
            <text:p>23.5</text:p>
          </table:table-cell>
          <table:table-cell table:style-name="ce59" office:value-type="float" office:value="1372.07" calcext:value-type="float">
            <text:p>1.37E+03</text:p>
          </table:table-cell>
          <table:table-cell table:style-name="ce56" office:value-type="float" office:value="6148.9" calcext:value-type="float">
            <text:p>6.15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28]+1" office:value-type="float" office:value="24.5" calcext:value-type="float">
            <text:p>24.5</text:p>
          </table:table-cell>
          <table:table-cell table:style-name="ce59" office:value-type="float" office:value="1648.01" calcext:value-type="float">
            <text:p>1.65E+03</text:p>
          </table:table-cell>
          <table:table-cell table:style-name="ce56" office:value-type="float" office:value="6391.41" calcext:value-type="float">
            <text:p>6.39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29]+1" office:value-type="float" office:value="25.5" calcext:value-type="float">
            <text:p>25.5</text:p>
          </table:table-cell>
          <table:table-cell table:style-name="ce59" office:value-type="float" office:value="1416.22" calcext:value-type="float">
            <text:p>1.42E+03</text:p>
          </table:table-cell>
          <table:table-cell table:style-name="ce56" office:value-type="float" office:value="6155.09" calcext:value-type="float">
            <text:p>6.16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30]+1" office:value-type="float" office:value="26.5" calcext:value-type="float">
            <text:p>26.5</text:p>
          </table:table-cell>
          <table:table-cell table:style-name="ce59" office:value-type="float" office:value="1558.33" calcext:value-type="float">
            <text:p>1.56E+03</text:p>
          </table:table-cell>
          <table:table-cell table:style-name="ce56" office:value-type="float" office:value="6337.8" calcext:value-type="float">
            <text:p>6.34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31]+1" office:value-type="float" office:value="27.5" calcext:value-type="float">
            <text:p>27.5</text:p>
          </table:table-cell>
          <table:table-cell table:style-name="ce59" office:value-type="float" office:value="1400.6" calcext:value-type="float">
            <text:p>1.40E+03</text:p>
          </table:table-cell>
          <table:table-cell table:style-name="ce56" office:value-type="float" office:value="6368.4" calcext:value-type="float">
            <text:p>6.37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32]+1" office:value-type="float" office:value="28.5" calcext:value-type="float">
            <text:p>28.5</text:p>
          </table:table-cell>
          <table:table-cell table:style-name="ce59" office:value-type="float" office:value="1414.39" calcext:value-type="float">
            <text:p>1.41E+03</text:p>
          </table:table-cell>
          <table:table-cell table:style-name="ce56" office:value-type="float" office:value="6308.79" calcext:value-type="float">
            <text:p>6.31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33]+1" office:value-type="float" office:value="29.5" calcext:value-type="float">
            <text:p>29.5</text:p>
          </table:table-cell>
          <table:table-cell table:style-name="ce59" office:value-type="float" office:value="1408.1" calcext:value-type="float">
            <text:p>1.41E+03</text:p>
          </table:table-cell>
          <table:table-cell table:style-name="ce56" office:value-type="float" office:value="6596.81" calcext:value-type="float">
            <text:p>6.60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34]+1" office:value-type="float" office:value="30.5" calcext:value-type="float">
            <text:p>30.5</text:p>
          </table:table-cell>
          <table:table-cell table:style-name="ce59" office:value-type="float" office:value="1439.49" calcext:value-type="float">
            <text:p>1.44E+03</text:p>
          </table:table-cell>
          <table:table-cell table:style-name="ce56" office:value-type="float" office:value="6477.2" calcext:value-type="float">
            <text:p>6.48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35]+1" office:value-type="float" office:value="31.5" calcext:value-type="float">
            <text:p>31.5</text:p>
          </table:table-cell>
          <table:table-cell table:style-name="ce59" office:value-type="float" office:value="1389.42" calcext:value-type="float">
            <text:p>1.39E+03</text:p>
          </table:table-cell>
          <table:table-cell table:style-name="ce56" office:value-type="float" office:value="6662.21" calcext:value-type="float">
            <text:p>6.66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36]+1" office:value-type="float" office:value="32.5" calcext:value-type="float">
            <text:p>32.5</text:p>
          </table:table-cell>
          <table:table-cell table:style-name="ce59" office:value-type="float" office:value="1356.19" calcext:value-type="float">
            <text:p>1.36E+03</text:p>
          </table:table-cell>
          <table:table-cell table:style-name="ce56" office:value-type="float" office:value="6564.8" calcext:value-type="float">
            <text:p>6.56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37]+1" office:value-type="float" office:value="33.5" calcext:value-type="float">
            <text:p>33.5</text:p>
          </table:table-cell>
          <table:table-cell table:style-name="ce59" office:value-type="float" office:value="1403.69" calcext:value-type="float">
            <text:p>1.40E+03</text:p>
          </table:table-cell>
          <table:table-cell table:style-name="ce56" office:value-type="float" office:value="6658.2" calcext:value-type="float">
            <text:p>6.66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38]+1" office:value-type="float" office:value="34.5" calcext:value-type="float">
            <text:p>34.5</text:p>
          </table:table-cell>
          <table:table-cell table:style-name="ce59" office:value-type="float" office:value="1390.13" calcext:value-type="float">
            <text:p>1.39E+03</text:p>
          </table:table-cell>
          <table:table-cell table:style-name="ce56" office:value-type="float" office:value="6322.21" calcext:value-type="float">
            <text:p>6.32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39]+1" office:value-type="float" office:value="35.5" calcext:value-type="float">
            <text:p>35.5</text:p>
          </table:table-cell>
          <table:table-cell table:style-name="ce59" office:value-type="float" office:value="1398.86" calcext:value-type="float">
            <text:p>1.40E+03</text:p>
          </table:table-cell>
          <table:table-cell table:style-name="ce56" office:value-type="float" office:value="6512" calcext:value-type="float">
            <text:p>6.51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40]+1" office:value-type="float" office:value="36.5" calcext:value-type="float">
            <text:p>36.5</text:p>
          </table:table-cell>
          <table:table-cell table:style-name="ce59" office:value-type="float" office:value="1370.67" calcext:value-type="float">
            <text:p>1.37E+03</text:p>
          </table:table-cell>
          <table:table-cell table:style-name="ce56" office:value-type="float" office:value="6298.41" calcext:value-type="float">
            <text:p>6.30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41]+1" office:value-type="float" office:value="37.5" calcext:value-type="float">
            <text:p>37.5</text:p>
          </table:table-cell>
          <table:table-cell table:style-name="ce59" office:value-type="float" office:value="1788.22" calcext:value-type="float">
            <text:p>1.79E+03</text:p>
          </table:table-cell>
          <table:table-cell table:style-name="ce56" office:value-type="float" office:value="6573.59" calcext:value-type="float">
            <text:p>6.57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42]+1" office:value-type="float" office:value="38.5" calcext:value-type="float">
            <text:p>38.5</text:p>
          </table:table-cell>
          <table:table-cell table:style-name="ce59" office:value-type="float" office:value="1557.11" calcext:value-type="float">
            <text:p>1.56E+03</text:p>
          </table:table-cell>
          <table:table-cell table:style-name="ce56" office:value-type="float" office:value="6729.79" calcext:value-type="float">
            <text:p>6.73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43]+1" office:value-type="float" office:value="39.5" calcext:value-type="float">
            <text:p>39.5</text:p>
          </table:table-cell>
          <table:table-cell table:style-name="ce59" office:value-type="float" office:value="1527.28" calcext:value-type="float">
            <text:p>1.53E+03</text:p>
          </table:table-cell>
          <table:table-cell table:style-name="ce56" office:value-type="float" office:value="6507.19" calcext:value-type="float">
            <text:p>6.51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44]+1" office:value-type="float" office:value="40.5" calcext:value-type="float">
            <text:p>40.5</text:p>
          </table:table-cell>
          <table:table-cell table:style-name="ce59" office:value-type="float" office:value="1655.08" calcext:value-type="float">
            <text:p>1.66E+03</text:p>
          </table:table-cell>
          <table:table-cell table:style-name="ce56" office:value-type="float" office:value="6363.8" calcext:value-type="float">
            <text:p>6.36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45]+1" office:value-type="float" office:value="41.5" calcext:value-type="float">
            <text:p>41.5</text:p>
          </table:table-cell>
          <table:table-cell table:style-name="ce59" office:value-type="float" office:value="1453.59" calcext:value-type="float">
            <text:p>1.45E+03</text:p>
          </table:table-cell>
          <table:table-cell table:style-name="ce56" office:value-type="float" office:value="6390.61" calcext:value-type="float">
            <text:p>6.39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46]+1" office:value-type="float" office:value="42.5" calcext:value-type="float">
            <text:p>42.5</text:p>
          </table:table-cell>
          <table:table-cell table:style-name="ce59" office:value-type="float" office:value="1396.11" calcext:value-type="float">
            <text:p>1.40E+03</text:p>
          </table:table-cell>
          <table:table-cell table:style-name="ce56" office:value-type="float" office:value="6429.11" calcext:value-type="float">
            <text:p>6.43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47]+1" office:value-type="float" office:value="43.5" calcext:value-type="float">
            <text:p>43.5</text:p>
          </table:table-cell>
          <table:table-cell table:style-name="ce59" office:value-type="float" office:value="1437.01" calcext:value-type="float">
            <text:p>1.44E+03</text:p>
          </table:table-cell>
          <table:table-cell table:style-name="ce56" office:value-type="float" office:value="6506.2" calcext:value-type="float">
            <text:p>6.51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48]+1" office:value-type="float" office:value="44.5" calcext:value-type="float">
            <text:p>44.5</text:p>
          </table:table-cell>
          <table:table-cell table:style-name="ce59" office:value-type="float" office:value="1423.41" calcext:value-type="float">
            <text:p>1.42E+03</text:p>
          </table:table-cell>
          <table:table-cell table:style-name="ce56" office:value-type="float" office:value="6618.1" calcext:value-type="float">
            <text:p>6.62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49]+1" office:value-type="float" office:value="45.5" calcext:value-type="float">
            <text:p>45.5</text:p>
          </table:table-cell>
          <table:table-cell table:style-name="ce59" office:value-type="float" office:value="1430" calcext:value-type="float">
            <text:p>1.43E+03</text:p>
          </table:table-cell>
          <table:table-cell table:style-name="ce56" office:value-type="float" office:value="6380.8" calcext:value-type="float">
            <text:p>6.38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50]+1" office:value-type="float" office:value="46.5" calcext:value-type="float">
            <text:p>46.5</text:p>
          </table:table-cell>
          <table:table-cell table:style-name="ce59" office:value-type="float" office:value="1417.77" calcext:value-type="float">
            <text:p>1.42E+03</text:p>
          </table:table-cell>
          <table:table-cell table:style-name="ce56" office:value-type="float" office:value="6381.31" calcext:value-type="float">
            <text:p>6.38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51]+1" office:value-type="float" office:value="47.5" calcext:value-type="float">
            <text:p>47.5</text:p>
          </table:table-cell>
          <table:table-cell table:style-name="ce59" office:value-type="float" office:value="1544.97" calcext:value-type="float">
            <text:p>1.54E+03</text:p>
          </table:table-cell>
          <table:table-cell table:style-name="ce56" office:value-type="float" office:value="6654.79" calcext:value-type="float">
            <text:p>6.65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52]+1" office:value-type="float" office:value="48.5" calcext:value-type="float">
            <text:p>48.5</text:p>
          </table:table-cell>
          <table:table-cell table:style-name="ce59" office:value-type="float" office:value="1758.52" calcext:value-type="float">
            <text:p>1.76E+03</text:p>
          </table:table-cell>
          <table:table-cell table:style-name="ce56" office:value-type="float" office:value="6564.61" calcext:value-type="float">
            <text:p>6.56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53]+1" office:value-type="float" office:value="49.5" calcext:value-type="float">
            <text:p>49.5</text:p>
          </table:table-cell>
          <table:table-cell table:style-name="ce59" office:value-type="float" office:value="1620.87" calcext:value-type="float">
            <text:p>1.62E+03</text:p>
          </table:table-cell>
          <table:table-cell table:style-name="ce56" office:value-type="float" office:value="6852.5" calcext:value-type="float">
            <text:p>6.85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54]+1" office:value-type="float" office:value="50.5" calcext:value-type="float">
            <text:p>50.5</text:p>
          </table:table-cell>
          <table:table-cell table:style-name="ce59" office:value-type="float" office:value="1453.31" calcext:value-type="float">
            <text:p>1.45E+03</text:p>
          </table:table-cell>
          <table:table-cell table:style-name="ce56" office:value-type="float" office:value="6414.91" calcext:value-type="float">
            <text:p>6.41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55]+1" office:value-type="float" office:value="51.5" calcext:value-type="float">
            <text:p>51.5</text:p>
          </table:table-cell>
          <table:table-cell table:style-name="ce59" office:value-type="float" office:value="1440.48" calcext:value-type="float">
            <text:p>1.44E+03</text:p>
          </table:table-cell>
          <table:table-cell table:style-name="ce56" office:value-type="float" office:value="6445.1" calcext:value-type="float">
            <text:p>6.45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56]+1" office:value-type="float" office:value="52.5" calcext:value-type="float">
            <text:p>52.5</text:p>
          </table:table-cell>
          <table:table-cell table:style-name="ce59" office:value-type="float" office:value="1735.72" calcext:value-type="float">
            <text:p>1.74E+03</text:p>
          </table:table-cell>
          <table:table-cell table:style-name="ce56" office:value-type="float" office:value="6493.19" calcext:value-type="float">
            <text:p>6.49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57]+1" office:value-type="float" office:value="53.5" calcext:value-type="float">
            <text:p>53.5</text:p>
          </table:table-cell>
          <table:table-cell table:style-name="ce59" office:value-type="float" office:value="1700.42" calcext:value-type="float">
            <text:p>1.70E+03</text:p>
          </table:table-cell>
          <table:table-cell table:style-name="ce56" office:value-type="float" office:value="6528.4" calcext:value-type="float">
            <text:p>6.53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58]+1" office:value-type="float" office:value="54.5" calcext:value-type="float">
            <text:p>54.5</text:p>
          </table:table-cell>
          <table:table-cell table:style-name="ce59" office:value-type="float" office:value="1529.67" calcext:value-type="float">
            <text:p>1.53E+03</text:p>
          </table:table-cell>
          <table:table-cell table:style-name="ce56" office:value-type="float" office:value="6533.6" calcext:value-type="float">
            <text:p>6.53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59]+1" office:value-type="float" office:value="55.5" calcext:value-type="float">
            <text:p>55.5</text:p>
          </table:table-cell>
          <table:table-cell table:style-name="ce59" office:value-type="float" office:value="1646.47" calcext:value-type="float">
            <text:p>1.65E+03</text:p>
          </table:table-cell>
          <table:table-cell table:style-name="ce56" office:value-type="float" office:value="6513.29" calcext:value-type="float">
            <text:p>6.51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60]+1" office:value-type="float" office:value="56.5" calcext:value-type="float">
            <text:p>56.5</text:p>
          </table:table-cell>
          <table:table-cell table:style-name="ce59" office:value-type="float" office:value="2168.68" calcext:value-type="float">
            <text:p>2.17E+03</text:p>
          </table:table-cell>
          <table:table-cell table:style-name="ce56" office:value-type="float" office:value="6538.61" calcext:value-type="float">
            <text:p>6.54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61]+1" office:value-type="float" office:value="57.5" calcext:value-type="float">
            <text:p>57.5</text:p>
          </table:table-cell>
          <table:table-cell table:style-name="ce59" office:value-type="float" office:value="1535.08" calcext:value-type="float">
            <text:p>1.54E+03</text:p>
          </table:table-cell>
          <table:table-cell table:style-name="ce56" office:value-type="float" office:value="6570.79" calcext:value-type="float">
            <text:p>6.57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62]+1" office:value-type="float" office:value="58.5" calcext:value-type="float">
            <text:p>58.5</text:p>
          </table:table-cell>
          <table:table-cell table:style-name="ce59" office:value-type="float" office:value="1532.31" calcext:value-type="float">
            <text:p>1.53E+03</text:p>
          </table:table-cell>
          <table:table-cell table:style-name="ce56" office:value-type="float" office:value="6651.1" calcext:value-type="float">
            <text:p>6.65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63]+1" office:value-type="float" office:value="59.5" calcext:value-type="float">
            <text:p>59.5</text:p>
          </table:table-cell>
          <table:table-cell table:style-name="ce59" office:value-type="float" office:value="1582.18" calcext:value-type="float">
            <text:p>1.58E+03</text:p>
          </table:table-cell>
          <table:table-cell table:style-name="ce56" office:value-type="float" office:value="6641.21" calcext:value-type="float">
            <text:p>6.64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64]+1" office:value-type="float" office:value="60.5" calcext:value-type="float">
            <text:p>60.5</text:p>
          </table:table-cell>
          <table:table-cell table:style-name="ce59" office:value-type="float" office:value="1625.4" calcext:value-type="float">
            <text:p>1.63E+03</text:p>
          </table:table-cell>
          <table:table-cell table:style-name="ce56" office:value-type="float" office:value="6692.3" calcext:value-type="float">
            <text:p>6.69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65]+1" office:value-type="float" office:value="61.5" calcext:value-type="float">
            <text:p>61.5</text:p>
          </table:table-cell>
          <table:table-cell table:style-name="ce59" office:value-type="float" office:value="1606.51" calcext:value-type="float">
            <text:p>1.61E+03</text:p>
          </table:table-cell>
          <table:table-cell table:style-name="ce56" office:value-type="float" office:value="6686.39" calcext:value-type="float">
            <text:p>6.69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66]+1" office:value-type="float" office:value="62.5" calcext:value-type="float">
            <text:p>62.5</text:p>
          </table:table-cell>
          <table:table-cell table:style-name="ce59" office:value-type="float" office:value="1721.49" calcext:value-type="float">
            <text:p>1.72E+03</text:p>
          </table:table-cell>
          <table:table-cell table:style-name="ce56" office:value-type="float" office:value="6684.81" calcext:value-type="float">
            <text:p>6.68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67]+1" office:value-type="float" office:value="63.5" calcext:value-type="float">
            <text:p>63.5</text:p>
          </table:table-cell>
          <table:table-cell table:style-name="ce59" office:value-type="float" office:value="1659.61" calcext:value-type="float">
            <text:p>1.66E+03</text:p>
          </table:table-cell>
          <table:table-cell table:style-name="ce56" office:value-type="float" office:value="6713.49" calcext:value-type="float">
            <text:p>6.71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68]+1" office:value-type="float" office:value="64.5" calcext:value-type="float">
            <text:p>64.5</text:p>
          </table:table-cell>
          <table:table-cell table:style-name="ce59" office:value-type="float" office:value="1528.58" calcext:value-type="float">
            <text:p>1.53E+03</text:p>
          </table:table-cell>
          <table:table-cell table:style-name="ce56" office:value-type="float" office:value="6812.6" calcext:value-type="float">
            <text:p>6.81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69]+1" office:value-type="float" office:value="65.5" calcext:value-type="float">
            <text:p>65.5</text:p>
          </table:table-cell>
          <table:table-cell table:style-name="ce59" office:value-type="float" office:value="1548.59" calcext:value-type="float">
            <text:p>1.55E+03</text:p>
          </table:table-cell>
          <table:table-cell table:style-name="ce56" office:value-type="float" office:value="7158.5" calcext:value-type="float">
            <text:p>7.16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70]+1" office:value-type="float" office:value="66.5" calcext:value-type="float">
            <text:p>66.5</text:p>
          </table:table-cell>
          <table:table-cell table:style-name="ce59" office:value-type="float" office:value="1676.92" calcext:value-type="float">
            <text:p>1.68E+03</text:p>
          </table:table-cell>
          <table:table-cell table:style-name="ce56" office:value-type="float" office:value="6989.3" calcext:value-type="float">
            <text:p>6.99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71]+1" office:value-type="float" office:value="67.5" calcext:value-type="float">
            <text:p>67.5</text:p>
          </table:table-cell>
          <table:table-cell table:style-name="ce59" office:value-type="float" office:value="1671.21" calcext:value-type="float">
            <text:p>1.67E+03</text:p>
          </table:table-cell>
          <table:table-cell table:style-name="ce56" office:value-type="float" office:value="6930.3" calcext:value-type="float">
            <text:p>6.93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72]+1" office:value-type="float" office:value="68.5" calcext:value-type="float">
            <text:p>68.5</text:p>
          </table:table-cell>
          <table:table-cell table:style-name="ce59" office:value-type="float" office:value="1563.81" calcext:value-type="float">
            <text:p>1.56E+03</text:p>
          </table:table-cell>
          <table:table-cell table:style-name="ce56" office:value-type="float" office:value="7073.6" calcext:value-type="float">
            <text:p>7.07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73]+1" office:value-type="float" office:value="69.5" calcext:value-type="float">
            <text:p>69.5</text:p>
          </table:table-cell>
          <table:table-cell table:style-name="ce59" office:value-type="float" office:value="1559.1" calcext:value-type="float">
            <text:p>1.56E+03</text:p>
          </table:table-cell>
          <table:table-cell table:style-name="ce56" office:value-type="float" office:value="7300.3" calcext:value-type="float">
            <text:p>7.30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74]+1" office:value-type="float" office:value="70.5" calcext:value-type="float">
            <text:p>70.5</text:p>
          </table:table-cell>
          <table:table-cell table:style-name="ce59" office:value-type="float" office:value="1598.99" calcext:value-type="float">
            <text:p>1.60E+03</text:p>
          </table:table-cell>
          <table:table-cell table:style-name="ce56" office:value-type="float" office:value="6984.2" calcext:value-type="float">
            <text:p>6.98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75]+1" office:value-type="float" office:value="71.5" calcext:value-type="float">
            <text:p>71.5</text:p>
          </table:table-cell>
          <table:table-cell table:style-name="ce59" office:value-type="float" office:value="1589.27" calcext:value-type="float">
            <text:p>1.59E+03</text:p>
          </table:table-cell>
          <table:table-cell table:style-name="ce56" office:value-type="float" office:value="7047.2" calcext:value-type="float">
            <text:p>7.05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76]+1" office:value-type="float" office:value="72.5" calcext:value-type="float">
            <text:p>72.5</text:p>
          </table:table-cell>
          <table:table-cell table:style-name="ce59" office:value-type="float" office:value="1591.63" calcext:value-type="float">
            <text:p>1.59E+03</text:p>
          </table:table-cell>
          <table:table-cell table:style-name="ce56" office:value-type="float" office:value="7273.7" calcext:value-type="float">
            <text:p>7.27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77]+1" office:value-type="float" office:value="73.5" calcext:value-type="float">
            <text:p>73.5</text:p>
          </table:table-cell>
          <table:table-cell table:style-name="ce59" office:value-type="float" office:value="1606.7" calcext:value-type="float">
            <text:p>1.61E+03</text:p>
          </table:table-cell>
          <table:table-cell table:style-name="ce56" office:value-type="float" office:value="7210" calcext:value-type="float">
            <text:p>7.21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78]+1" office:value-type="float" office:value="74.5" calcext:value-type="float">
            <text:p>74.5</text:p>
          </table:table-cell>
          <table:table-cell table:style-name="ce59" office:value-type="float" office:value="1624.31" calcext:value-type="float">
            <text:p>1.62E+03</text:p>
          </table:table-cell>
          <table:table-cell table:style-name="ce56" office:value-type="float" office:value="7087.9" calcext:value-type="float">
            <text:p>7.09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79]+1" office:value-type="float" office:value="75.5" calcext:value-type="float">
            <text:p>75.5</text:p>
          </table:table-cell>
          <table:table-cell table:style-name="ce59" office:value-type="float" office:value="1629.89" calcext:value-type="float">
            <text:p>1.63E+03</text:p>
          </table:table-cell>
          <table:table-cell table:style-name="ce56" office:value-type="float" office:value="7271.51" calcext:value-type="float">
            <text:p>7.27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80]+1" office:value-type="float" office:value="76.5" calcext:value-type="float">
            <text:p>76.5</text:p>
          </table:table-cell>
          <table:table-cell table:style-name="ce59" office:value-type="float" office:value="1584.92" calcext:value-type="float">
            <text:p>1.58E+03</text:p>
          </table:table-cell>
          <table:table-cell table:style-name="ce56" office:value-type="float" office:value="7148.31" calcext:value-type="float">
            <text:p>7.15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81]+1" office:value-type="float" office:value="77.5" calcext:value-type="float">
            <text:p>77.5</text:p>
          </table:table-cell>
          <table:table-cell table:style-name="ce59" office:value-type="float" office:value="1611.62" calcext:value-type="float">
            <text:p>1.61E+03</text:p>
          </table:table-cell>
          <table:table-cell table:style-name="ce56" office:value-type="float" office:value="7436.11" calcext:value-type="float">
            <text:p>7.44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82]+1" office:value-type="float" office:value="78.5" calcext:value-type="float">
            <text:p>78.5</text:p>
          </table:table-cell>
          <table:table-cell table:style-name="ce59" office:value-type="float" office:value="1617.89" calcext:value-type="float">
            <text:p>1.62E+03</text:p>
          </table:table-cell>
          <table:table-cell table:style-name="ce56" office:value-type="float" office:value="7522.89" calcext:value-type="float">
            <text:p>7.52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83]+1" office:value-type="float" office:value="79.5" calcext:value-type="float">
            <text:p>79.5</text:p>
          </table:table-cell>
          <table:table-cell table:style-name="ce59" office:value-type="float" office:value="1648.37" calcext:value-type="float">
            <text:p>1.65E+03</text:p>
          </table:table-cell>
          <table:table-cell table:style-name="ce56" office:value-type="float" office:value="7290.01" calcext:value-type="float">
            <text:p>7.29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84]+1" office:value-type="float" office:value="80.5" calcext:value-type="float">
            <text:p>80.5</text:p>
          </table:table-cell>
          <table:table-cell table:style-name="ce59" office:value-type="float" office:value="1579.07" calcext:value-type="float">
            <text:p>1.58E+03</text:p>
          </table:table-cell>
          <table:table-cell table:style-name="ce56" office:value-type="float" office:value="7275.2" calcext:value-type="float">
            <text:p>7.28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85]+1" office:value-type="float" office:value="81.5" calcext:value-type="float">
            <text:p>81.5</text:p>
          </table:table-cell>
          <table:table-cell table:style-name="ce59" office:value-type="float" office:value="1586.41" calcext:value-type="float">
            <text:p>1.59E+03</text:p>
          </table:table-cell>
          <table:table-cell table:style-name="ce56" office:value-type="float" office:value="7254.29" calcext:value-type="float">
            <text:p>7.25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86]+1" office:value-type="float" office:value="82.5" calcext:value-type="float">
            <text:p>82.5</text:p>
          </table:table-cell>
          <table:table-cell table:style-name="ce59" office:value-type="float" office:value="1579.89" calcext:value-type="float">
            <text:p>1.58E+03</text:p>
          </table:table-cell>
          <table:table-cell table:style-name="ce56" office:value-type="float" office:value="7866.1" calcext:value-type="float">
            <text:p>7.87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87]+1" office:value-type="float" office:value="83.5" calcext:value-type="float">
            <text:p>83.5</text:p>
          </table:table-cell>
          <table:table-cell table:style-name="ce59" office:value-type="float" office:value="1575.81" calcext:value-type="float">
            <text:p>1.58E+03</text:p>
          </table:table-cell>
          <table:table-cell table:style-name="ce56" office:value-type="float" office:value="7449.3" calcext:value-type="float">
            <text:p>7.45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88]+1" office:value-type="float" office:value="84.5" calcext:value-type="float">
            <text:p>84.5</text:p>
          </table:table-cell>
          <table:table-cell table:style-name="ce59" office:value-type="float" office:value="1624.42" calcext:value-type="float">
            <text:p>1.62E+03</text:p>
          </table:table-cell>
          <table:table-cell table:style-name="ce56" office:value-type="float" office:value="7562.6" calcext:value-type="float">
            <text:p>7.56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89]+1" office:value-type="float" office:value="85.5" calcext:value-type="float">
            <text:p>85.5</text:p>
          </table:table-cell>
          <table:table-cell table:style-name="ce59" office:value-type="float" office:value="1616.48" calcext:value-type="float">
            <text:p>1.62E+03</text:p>
          </table:table-cell>
          <table:table-cell table:style-name="ce56" office:value-type="float" office:value="7622.51" calcext:value-type="float">
            <text:p>7.62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90]+1" office:value-type="float" office:value="86.5" calcext:value-type="float">
            <text:p>86.5</text:p>
          </table:table-cell>
          <table:table-cell table:style-name="ce59" office:value-type="float" office:value="1649.53" calcext:value-type="float">
            <text:p>1.65E+03</text:p>
          </table:table-cell>
          <table:table-cell table:style-name="ce56" office:value-type="float" office:value="7564.81" calcext:value-type="float">
            <text:p>7.56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91]+1" office:value-type="float" office:value="87.5" calcext:value-type="float">
            <text:p>87.5</text:p>
          </table:table-cell>
          <table:table-cell table:style-name="ce59" office:value-type="float" office:value="1670.91" calcext:value-type="float">
            <text:p>1.67E+03</text:p>
          </table:table-cell>
          <table:table-cell table:style-name="ce56" office:value-type="float" office:value="7794" calcext:value-type="float">
            <text:p>7.79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92]+1" office:value-type="float" office:value="88.5" calcext:value-type="float">
            <text:p>88.5</text:p>
          </table:table-cell>
          <table:table-cell table:style-name="ce59" office:value-type="float" office:value="1998.08" calcext:value-type="float">
            <text:p>2.00E+03</text:p>
          </table:table-cell>
          <table:table-cell table:style-name="ce56" office:value-type="float" office:value="7486" calcext:value-type="float">
            <text:p>7.49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93]+1" office:value-type="float" office:value="89.5" calcext:value-type="float">
            <text:p>89.5</text:p>
          </table:table-cell>
          <table:table-cell table:style-name="ce59" office:value-type="float" office:value="1902.88" calcext:value-type="float">
            <text:p>1.90E+03</text:p>
          </table:table-cell>
          <table:table-cell table:style-name="ce56" office:value-type="float" office:value="7799.11" calcext:value-type="float">
            <text:p>7.80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94]+1" office:value-type="float" office:value="90.5" calcext:value-type="float">
            <text:p>90.5</text:p>
          </table:table-cell>
          <table:table-cell table:style-name="ce59" office:value-type="float" office:value="2016.22" calcext:value-type="float">
            <text:p>2.02E+03</text:p>
          </table:table-cell>
          <table:table-cell table:style-name="ce56" office:value-type="float" office:value="7814.01" calcext:value-type="float">
            <text:p>7.81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95]+1" office:value-type="float" office:value="91.5" calcext:value-type="float">
            <text:p>91.5</text:p>
          </table:table-cell>
          <table:table-cell table:style-name="ce59" office:value-type="float" office:value="1756.4" calcext:value-type="float">
            <text:p>1.76E+03</text:p>
          </table:table-cell>
          <table:table-cell table:style-name="ce56" office:value-type="float" office:value="7604.69" calcext:value-type="float">
            <text:p>7.60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96]+1" office:value-type="float" office:value="92.5" calcext:value-type="float">
            <text:p>92.5</text:p>
          </table:table-cell>
          <table:table-cell table:style-name="ce59" office:value-type="float" office:value="1763.59" calcext:value-type="float">
            <text:p>1.76E+03</text:p>
          </table:table-cell>
          <table:table-cell table:style-name="ce56" office:value-type="float" office:value="8003.4" calcext:value-type="float">
            <text:p>8.00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97]+1" office:value-type="float" office:value="93.5" calcext:value-type="float">
            <text:p>93.5</text:p>
          </table:table-cell>
          <table:table-cell table:style-name="ce59" office:value-type="float" office:value="1773.31" calcext:value-type="float">
            <text:p>1.77E+03</text:p>
          </table:table-cell>
          <table:table-cell table:style-name="ce56" office:value-type="float" office:value="7833.3" calcext:value-type="float">
            <text:p>7.83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98]+1" office:value-type="float" office:value="94.5" calcext:value-type="float">
            <text:p>94.5</text:p>
          </table:table-cell>
          <table:table-cell table:style-name="ce59" office:value-type="float" office:value="1829.32" calcext:value-type="float">
            <text:p>1.83E+03</text:p>
          </table:table-cell>
          <table:table-cell table:style-name="ce56" office:value-type="float" office:value="7633.91" calcext:value-type="float">
            <text:p>7.63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99]+1" office:value-type="float" office:value="95.5" calcext:value-type="float">
            <text:p>95.5</text:p>
          </table:table-cell>
          <table:table-cell table:style-name="ce59" office:value-type="float" office:value="1709.92" calcext:value-type="float">
            <text:p>1.71E+03</text:p>
          </table:table-cell>
          <table:table-cell table:style-name="ce56" office:value-type="float" office:value="7724.71" calcext:value-type="float">
            <text:p>7.72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00]+1" office:value-type="float" office:value="96.5" calcext:value-type="float">
            <text:p>96.5</text:p>
          </table:table-cell>
          <table:table-cell table:style-name="ce59" office:value-type="float" office:value="1742.61" calcext:value-type="float">
            <text:p>1.74E+03</text:p>
          </table:table-cell>
          <table:table-cell table:style-name="ce56" office:value-type="float" office:value="7918.29" calcext:value-type="float">
            <text:p>7.92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01]+1" office:value-type="float" office:value="97.5" calcext:value-type="float">
            <text:p>97.5</text:p>
          </table:table-cell>
          <table:table-cell table:style-name="ce59" office:value-type="float" office:value="1742.23" calcext:value-type="float">
            <text:p>1.74E+03</text:p>
          </table:table-cell>
          <table:table-cell table:style-name="ce56" office:value-type="float" office:value="8000.9" calcext:value-type="float">
            <text:p>8.00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02]+1" office:value-type="float" office:value="98.5" calcext:value-type="float">
            <text:p>98.5</text:p>
          </table:table-cell>
          <table:table-cell table:style-name="ce59" office:value-type="float" office:value="1777.11" calcext:value-type="float">
            <text:p>1.78E+03</text:p>
          </table:table-cell>
          <table:table-cell table:style-name="ce56" office:value-type="float" office:value="7826.9" calcext:value-type="float">
            <text:p>7.83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03]+1" office:value-type="float" office:value="99.5" calcext:value-type="float">
            <text:p>99.5</text:p>
          </table:table-cell>
          <table:table-cell table:style-name="ce59" office:value-type="float" office:value="1779.01" calcext:value-type="float">
            <text:p>1.78E+03</text:p>
          </table:table-cell>
          <table:table-cell table:style-name="ce56" office:value-type="float" office:value="8096.7" calcext:value-type="float">
            <text:p>8.10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04]+1" office:value-type="float" office:value="100.5" calcext:value-type="float">
            <text:p>100.5</text:p>
          </table:table-cell>
          <table:table-cell table:style-name="ce59" office:value-type="float" office:value="1820.03" calcext:value-type="float">
            <text:p>1.82E+03</text:p>
          </table:table-cell>
          <table:table-cell table:style-name="ce56" office:value-type="float" office:value="11583.1" calcext:value-type="float">
            <text:p>1.16E+04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05]+1" office:value-type="float" office:value="101.5" calcext:value-type="float">
            <text:p>101.5</text:p>
          </table:table-cell>
          <table:table-cell table:style-name="ce59" office:value-type="float" office:value="1762.52" calcext:value-type="float">
            <text:p>1.76E+03</text:p>
          </table:table-cell>
          <table:table-cell table:style-name="ce56" office:value-type="float" office:value="11416.6" calcext:value-type="float">
            <text:p>1.14E+04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06]+1" office:value-type="float" office:value="102.5" calcext:value-type="float">
            <text:p>102.5</text:p>
          </table:table-cell>
          <table:table-cell table:style-name="ce59" office:value-type="float" office:value="1789.38" calcext:value-type="float">
            <text:p>1.79E+03</text:p>
          </table:table-cell>
          <table:table-cell table:style-name="ce56" office:value-type="float" office:value="11125.6" calcext:value-type="float">
            <text:p>1.11E+04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07]+1" office:value-type="float" office:value="103.5" calcext:value-type="float">
            <text:p>103.5</text:p>
          </table:table-cell>
          <table:table-cell table:style-name="ce59" office:value-type="float" office:value="1797.19" calcext:value-type="float">
            <text:p>1.80E+03</text:p>
          </table:table-cell>
          <table:table-cell table:style-name="ce56" office:value-type="float" office:value="11620" calcext:value-type="float">
            <text:p>1.16E+04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08]+1" office:value-type="float" office:value="104.5" calcext:value-type="float">
            <text:p>104.5</text:p>
          </table:table-cell>
          <table:table-cell table:style-name="ce59" office:value-type="float" office:value="1901.9" calcext:value-type="float">
            <text:p>1.90E+03</text:p>
          </table:table-cell>
          <table:table-cell table:style-name="ce56" office:value-type="float" office:value="11529.3" calcext:value-type="float">
            <text:p>1.15E+04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09]+1" office:value-type="float" office:value="105.5" calcext:value-type="float">
            <text:p>105.5</text:p>
          </table:table-cell>
          <table:table-cell table:style-name="ce59" office:value-type="float" office:value="1938.77" calcext:value-type="float">
            <text:p>1.94E+03</text:p>
          </table:table-cell>
          <table:table-cell table:style-name="ce56" office:value-type="float" office:value="11692.2" calcext:value-type="float">
            <text:p>1.17E+04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10]+1" office:value-type="float" office:value="106.5" calcext:value-type="float">
            <text:p>106.5</text:p>
          </table:table-cell>
          <table:table-cell table:style-name="ce59" office:value-type="float" office:value="2063.51" calcext:value-type="float">
            <text:p>2.06E+03</text:p>
          </table:table-cell>
          <table:table-cell table:style-name="ce56" office:value-type="float" office:value="11862.9" calcext:value-type="float">
            <text:p>1.19E+04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11]+1" office:value-type="float" office:value="107.5" calcext:value-type="float">
            <text:p>107.5</text:p>
          </table:table-cell>
          <table:table-cell table:style-name="ce59" office:value-type="float" office:value="2025.21" calcext:value-type="float">
            <text:p>2.03E+03</text:p>
          </table:table-cell>
          <table:table-cell table:style-name="ce56" office:value-type="float" office:value="12567" calcext:value-type="float">
            <text:p>1.26E+04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12]+1" office:value-type="float" office:value="108.5" calcext:value-type="float">
            <text:p>108.5</text:p>
          </table:table-cell>
          <table:table-cell table:style-name="ce59" office:value-type="float" office:value="1979.02" calcext:value-type="float">
            <text:p>1.98E+03</text:p>
          </table:table-cell>
          <table:table-cell table:style-name="ce56" office:value-type="float" office:value="12323.2" calcext:value-type="float">
            <text:p>1.23E+04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13]+1" office:value-type="float" office:value="109.5" calcext:value-type="float">
            <text:p>109.5</text:p>
          </table:table-cell>
          <table:table-cell table:style-name="ce59" office:value-type="float" office:value="1904.53" calcext:value-type="float">
            <text:p>1.90E+03</text:p>
          </table:table-cell>
          <table:table-cell table:style-name="ce56" office:value-type="float" office:value="12133.2" calcext:value-type="float">
            <text:p>1.21E+04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14]+1" office:value-type="float" office:value="110.5" calcext:value-type="float">
            <text:p>110.5</text:p>
          </table:table-cell>
          <table:table-cell table:style-name="ce59" office:value-type="float" office:value="1908.29" calcext:value-type="float">
            <text:p>1.91E+03</text:p>
          </table:table-cell>
          <table:table-cell table:style-name="ce56" office:value-type="float" office:value="12440.3" calcext:value-type="float">
            <text:p>1.24E+04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15]+1" office:value-type="float" office:value="111.5" calcext:value-type="float">
            <text:p>111.5</text:p>
          </table:table-cell>
          <table:table-cell table:style-name="ce59" office:value-type="float" office:value="1923.1" calcext:value-type="float">
            <text:p>1.92E+03</text:p>
          </table:table-cell>
          <table:table-cell table:style-name="ce56" office:value-type="float" office:value="13117.7" calcext:value-type="float">
            <text:p>1.31E+04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16]+1" office:value-type="float" office:value="112.5" calcext:value-type="float">
            <text:p>112.5</text:p>
          </table:table-cell>
          <table:table-cell table:style-name="ce59" office:value-type="float" office:value="1941.3" calcext:value-type="float">
            <text:p>1.94E+03</text:p>
          </table:table-cell>
          <table:table-cell table:style-name="ce56" office:value-type="float" office:value="12879.8" calcext:value-type="float">
            <text:p>1.29E+04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17]+1" office:value-type="float" office:value="113.5" calcext:value-type="float">
            <text:p>113.5</text:p>
          </table:table-cell>
          <table:table-cell table:style-name="ce59" office:value-type="float" office:value="1985.31" calcext:value-type="float">
            <text:p>1.99E+03</text:p>
          </table:table-cell>
          <table:table-cell table:style-name="ce56" office:value-type="float" office:value="13125" calcext:value-type="float">
            <text:p>1.31E+04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18]+1" office:value-type="float" office:value="114.5" calcext:value-type="float">
            <text:p>114.5</text:p>
          </table:table-cell>
          <table:table-cell table:style-name="ce59" office:value-type="float" office:value="1993.01" calcext:value-type="float">
            <text:p>1.99E+03</text:p>
          </table:table-cell>
          <table:table-cell table:style-name="ce56" office:value-type="float" office:value="13967.9" calcext:value-type="float">
            <text:p>1.40E+04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19]+1" office:value-type="float" office:value="115.5" calcext:value-type="float">
            <text:p>115.5</text:p>
          </table:table-cell>
          <table:table-cell table:style-name="ce59" office:value-type="float" office:value="1995.52" calcext:value-type="float">
            <text:p>2.00E+03</text:p>
          </table:table-cell>
          <table:table-cell table:style-name="ce56" office:value-type="float" office:value="14224.1" calcext:value-type="float">
            <text:p>1.42E+04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20]+1" office:value-type="float" office:value="116.5" calcext:value-type="float">
            <text:p>116.5</text:p>
          </table:table-cell>
          <table:table-cell table:style-name="ce59" office:value-type="float" office:value="2263.1" calcext:value-type="float">
            <text:p>2.26E+03</text:p>
          </table:table-cell>
          <table:table-cell table:style-name="ce56" office:value-type="float" office:value="14335.9" calcext:value-type="float">
            <text:p>1.43E+04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21]+1" office:value-type="float" office:value="117.5" calcext:value-type="float">
            <text:p>117.5</text:p>
          </table:table-cell>
          <table:table-cell table:style-name="ce59" office:value-type="float" office:value="2058.8" calcext:value-type="float">
            <text:p>2.06E+03</text:p>
          </table:table-cell>
          <table:table-cell table:style-name="ce56" office:value-type="float" office:value="14125.9" calcext:value-type="float">
            <text:p>1.41E+04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22]+1" office:value-type="float" office:value="118.5" calcext:value-type="float">
            <text:p>118.5</text:p>
          </table:table-cell>
          <table:table-cell table:style-name="ce59" office:value-type="float" office:value="2118.71" calcext:value-type="float">
            <text:p>2.12E+03</text:p>
          </table:table-cell>
          <table:table-cell table:style-name="ce56" office:value-type="float" office:value="14482.1" calcext:value-type="float">
            <text:p>1.45E+04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23]+1" office:value-type="float" office:value="119.5" calcext:value-type="float">
            <text:p>119.5</text:p>
          </table:table-cell>
          <table:table-cell table:style-name="ce59" office:value-type="float" office:value="2129.58" calcext:value-type="float">
            <text:p>2.13E+03</text:p>
          </table:table-cell>
          <table:table-cell table:style-name="ce56" office:value-type="float" office:value="14408.1" calcext:value-type="float">
            <text:p>1.44E+04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24]+1" office:value-type="float" office:value="120.5" calcext:value-type="float">
            <text:p>120.5</text:p>
          </table:table-cell>
          <table:table-cell table:style-name="ce59" office:value-type="float" office:value="2163.09" calcext:value-type="float">
            <text:p>2.16E+03</text:p>
          </table:table-cell>
          <table:table-cell table:style-name="ce56" office:value-type="float" office:value="14531.1" calcext:value-type="float">
            <text:p>1.45E+04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25]+1" office:value-type="float" office:value="121.5" calcext:value-type="float">
            <text:p>121.5</text:p>
          </table:table-cell>
          <table:table-cell table:style-name="ce59" office:value-type="float" office:value="2195" calcext:value-type="float">
            <text:p>2.20E+03</text:p>
          </table:table-cell>
          <table:table-cell table:style-name="ce56" office:value-type="float" office:value="14917.1" calcext:value-type="float">
            <text:p>1.49E+04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26]+1" office:value-type="float" office:value="122.5" calcext:value-type="float">
            <text:p>122.5</text:p>
          </table:table-cell>
          <table:table-cell table:style-name="ce59" office:value-type="float" office:value="2186.3" calcext:value-type="float">
            <text:p>2.19E+03</text:p>
          </table:table-cell>
          <table:table-cell table:style-name="ce56" office:value-type="float" office:value="15458.8" calcext:value-type="float">
            <text:p>1.55E+04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27]+1" office:value-type="float" office:value="123.5" calcext:value-type="float">
            <text:p>123.5</text:p>
          </table:table-cell>
          <table:table-cell table:style-name="ce59" office:value-type="float" office:value="2271.49" calcext:value-type="float">
            <text:p>2.27E+03</text:p>
          </table:table-cell>
          <table:table-cell table:style-name="ce56" office:value-type="float" office:value="16139.2" calcext:value-type="float">
            <text:p>1.61E+04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28]+1" office:value-type="float" office:value="124.5" calcext:value-type="float">
            <text:p>124.5</text:p>
          </table:table-cell>
          <table:table-cell table:style-name="ce59" office:value-type="float" office:value="2286.49" calcext:value-type="float">
            <text:p>2.29E+03</text:p>
          </table:table-cell>
          <table:table-cell table:style-name="ce56" office:value-type="float" office:value="16081.8" calcext:value-type="float">
            <text:p>1.61E+04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29]+1" office:value-type="float" office:value="125.5" calcext:value-type="float">
            <text:p>125.5</text:p>
          </table:table-cell>
          <table:table-cell table:style-name="ce59" office:value-type="float" office:value="2252.81" calcext:value-type="float">
            <text:p>2.25E+03</text:p>
          </table:table-cell>
          <table:table-cell table:style-name="ce56" office:value-type="float" office:value="16442.2" calcext:value-type="float">
            <text:p>1.64E+04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30]+1" office:value-type="float" office:value="126.5" calcext:value-type="float">
            <text:p>126.5</text:p>
          </table:table-cell>
          <table:table-cell table:style-name="ce59" office:value-type="float" office:value="2263.78" calcext:value-type="float">
            <text:p>2.26E+03</text:p>
          </table:table-cell>
          <table:table-cell table:style-name="ce56" office:value-type="float" office:value="17063.1" calcext:value-type="float">
            <text:p>1.71E+04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31]+1" office:value-type="float" office:value="127.5" calcext:value-type="float">
            <text:p>127.5</text:p>
          </table:table-cell>
          <table:table-cell table:style-name="ce59" office:value-type="float" office:value="2375.09" calcext:value-type="float">
            <text:p>2.38E+03</text:p>
          </table:table-cell>
          <table:table-cell table:style-name="ce56" office:value-type="float" office:value="17693.7" calcext:value-type="float">
            <text:p>1.77E+04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32]+1" office:value-type="float" office:value="128.5" calcext:value-type="float">
            <text:p>128.5</text:p>
          </table:table-cell>
          <table:table-cell table:style-name="ce59" office:value-type="float" office:value="2339.58" calcext:value-type="float">
            <text:p>2.34E+03</text:p>
          </table:table-cell>
          <table:table-cell table:style-name="ce56" office:value-type="float" office:value="18398.7" calcext:value-type="float">
            <text:p>1.84E+04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33]+1" office:value-type="float" office:value="129.5" calcext:value-type="float">
            <text:p>129.5</text:p>
          </table:table-cell>
          <table:table-cell table:style-name="ce59" office:value-type="float" office:value="2370.11" calcext:value-type="float">
            <text:p>2.37E+03</text:p>
          </table:table-cell>
          <table:table-cell table:style-name="ce56" office:value-type="float" office:value="19618.1" calcext:value-type="float">
            <text:p>1.96E+04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34]+1" office:value-type="float" office:value="130.5" calcext:value-type="float">
            <text:p>130.5</text:p>
          </table:table-cell>
          <table:table-cell table:style-name="ce59" office:value-type="float" office:value="2420.72" calcext:value-type="float">
            <text:p>2.42E+03</text:p>
          </table:table-cell>
          <table:table-cell table:style-name="ce56" office:value-type="float" office:value="21130.1" calcext:value-type="float">
            <text:p>2.11E+04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35]+1" office:value-type="float" office:value="131.5" calcext:value-type="float">
            <text:p>131.5</text:p>
          </table:table-cell>
          <table:table-cell table:style-name="ce59" office:value-type="float" office:value="2444.62" calcext:value-type="float">
            <text:p>2.44E+03</text:p>
          </table:table-cell>
          <table:table-cell table:style-name="ce56" office:value-type="float" office:value="21753" calcext:value-type="float">
            <text:p>2.18E+04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36]+1" office:value-type="float" office:value="132.5" calcext:value-type="float">
            <text:p>132.5</text:p>
          </table:table-cell>
          <table:table-cell table:style-name="ce59" office:value-type="float" office:value="2515.12" calcext:value-type="float">
            <text:p>2.52E+03</text:p>
          </table:table-cell>
          <table:table-cell table:style-name="ce56" office:value-type="float" office:value="23433.9" calcext:value-type="float">
            <text:p>2.34E+04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37]+1" office:value-type="float" office:value="133.5" calcext:value-type="float">
            <text:p>133.5</text:p>
          </table:table-cell>
          <table:table-cell table:style-name="ce59" office:value-type="float" office:value="2586.52" calcext:value-type="float">
            <text:p>2.59E+03</text:p>
          </table:table-cell>
          <table:table-cell table:style-name="ce56" office:value-type="float" office:value="25435.9" calcext:value-type="float">
            <text:p>2.54E+04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38]+1" office:value-type="float" office:value="134.5" calcext:value-type="float">
            <text:p>134.5</text:p>
          </table:table-cell>
          <table:table-cell table:style-name="ce59" office:value-type="float" office:value="2731.62" calcext:value-type="float">
            <text:p>2.73E+03</text:p>
          </table:table-cell>
          <table:table-cell table:style-name="ce56" office:value-type="float" office:value="28746.1" calcext:value-type="float">
            <text:p>2.87E+04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39]+1" office:value-type="float" office:value="135.5" calcext:value-type="float">
            <text:p>135.5</text:p>
          </table:table-cell>
          <table:table-cell table:style-name="ce59" office:value-type="float" office:value="2736.38" calcext:value-type="float">
            <text:p>2.74E+03</text:p>
          </table:table-cell>
          <table:table-cell table:style-name="ce56" office:value-type="float" office:value="34130.1" calcext:value-type="float">
            <text:p>3.41E+04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40]+1" office:value-type="float" office:value="136.5" calcext:value-type="float">
            <text:p>136.5</text:p>
          </table:table-cell>
          <table:table-cell table:style-name="ce59" office:value-type="float" office:value="2924.6" calcext:value-type="float">
            <text:p>2.92E+03</text:p>
          </table:table-cell>
          <table:table-cell table:style-name="ce56" office:value-type="float" office:value="40899" calcext:value-type="float">
            <text:p>4.09E+04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41]+1" office:value-type="float" office:value="137.5" calcext:value-type="float">
            <text:p>137.5</text:p>
          </table:table-cell>
          <table:table-cell table:style-name="ce59" office:value-type="float" office:value="2880.82" calcext:value-type="float">
            <text:p>2.88E+03</text:p>
          </table:table-cell>
          <table:table-cell table:style-name="ce56" office:value-type="float" office:value="38280.1" calcext:value-type="float">
            <text:p>3.83E+04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42]+1" office:value-type="float" office:value="138.5" calcext:value-type="float">
            <text:p>138.5</text:p>
          </table:table-cell>
          <table:table-cell table:style-name="ce59" office:value-type="float" office:value="2925.39" calcext:value-type="float">
            <text:p>2.93E+03</text:p>
          </table:table-cell>
          <table:table-cell table:style-name="ce56" office:value-type="float" office:value="27873.1" calcext:value-type="float">
            <text:p>2.79E+04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43]+1" office:value-type="float" office:value="139.5" calcext:value-type="float">
            <text:p>139.5</text:p>
          </table:table-cell>
          <table:table-cell table:style-name="ce59" office:value-type="float" office:value="2913.9" calcext:value-type="float">
            <text:p>2.91E+03</text:p>
          </table:table-cell>
          <table:table-cell table:style-name="ce56" office:value-type="float" office:value="9618.19" calcext:value-type="float">
            <text:p>9.62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44]+1" office:value-type="float" office:value="140.5" calcext:value-type="float">
            <text:p>140.5</text:p>
          </table:table-cell>
          <table:table-cell table:style-name="ce59" office:value-type="float" office:value="2993.79" calcext:value-type="float">
            <text:p>2.99E+03</text:p>
          </table:table-cell>
          <table:table-cell table:style-name="ce56" office:value-type="float" office:value="1371.79" calcext:value-type="float">
            <text:p>1.37E+03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45]+1" office:value-type="float" office:value="141.5" calcext:value-type="float">
            <text:p>141.5</text:p>
          </table:table-cell>
          <table:table-cell table:style-name="ce59" office:value-type="float" office:value="3259.3" calcext:value-type="float">
            <text:p>3.26E+03</text:p>
          </table:table-cell>
          <table:table-cell table:style-name="ce56" office:value-type="float" office:value="134.093" calcext:value-type="float">
            <text:p>1.34E+02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46]+1" office:value-type="float" office:value="142.5" calcext:value-type="float">
            <text:p>142.5</text:p>
          </table:table-cell>
          <table:table-cell table:style-name="ce59" office:value-type="float" office:value="3213.61" calcext:value-type="float">
            <text:p>3.21E+03</text:p>
          </table:table-cell>
          <table:table-cell table:style-name="ce56" office:value-type="float" office:value="66.424" calcext:value-type="float">
            <text:p>6.64E+01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47]+1" office:value-type="float" office:value="143.5" calcext:value-type="float">
            <text:p>143.5</text:p>
          </table:table-cell>
          <table:table-cell table:style-name="ce59" office:value-type="float" office:value="3318.99" calcext:value-type="float">
            <text:p>3.32E+03</text:p>
          </table:table-cell>
          <table:table-cell table:style-name="ce56" office:value-type="float" office:value="0.0616089" calcext:value-type="float">
            <text:p>6.16E-02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48]+1" office:value-type="float" office:value="144.5" calcext:value-type="float">
            <text:p>144.5</text:p>
          </table:table-cell>
          <table:table-cell table:style-name="ce59" office:value-type="float" office:value="3478.41" calcext:value-type="float">
            <text:p>3.48E+03</text:p>
          </table:table-cell>
          <table:table-cell table:style-name="ce56" office:value-type="float" office:value="0.92638" calcext:value-type="float">
            <text:p>9.26E-01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49]+1" office:value-type="float" office:value="145.5" calcext:value-type="float">
            <text:p>145.5</text:p>
          </table:table-cell>
          <table:table-cell table:style-name="ce59" office:value-type="float" office:value="3640.71" calcext:value-type="float">
            <text:p>3.64E+03</text:p>
          </table:table-cell>
          <table:table-cell table:style-name="ce56" office:value-type="float" office:value="0" calcext:value-type="float">
            <text:p>0.00E+0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50]+1" office:value-type="float" office:value="146.5" calcext:value-type="float">
            <text:p>146.5</text:p>
          </table:table-cell>
          <table:table-cell table:style-name="ce59" office:value-type="float" office:value="4011.41" calcext:value-type="float">
            <text:p>4.01E+03</text:p>
          </table:table-cell>
          <table:table-cell table:style-name="ce56" office:value-type="float" office:value="0" calcext:value-type="float">
            <text:p>0.00E+0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51]+1" office:value-type="float" office:value="147.5" calcext:value-type="float">
            <text:p>147.5</text:p>
          </table:table-cell>
          <table:table-cell table:style-name="ce59" office:value-type="float" office:value="4278.5" calcext:value-type="float">
            <text:p>4.28E+03</text:p>
          </table:table-cell>
          <table:table-cell table:style-name="ce56" office:value-type="float" office:value="0" calcext:value-type="float">
            <text:p>0.00E+0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52]+1" office:value-type="float" office:value="148.5" calcext:value-type="float">
            <text:p>148.5</text:p>
          </table:table-cell>
          <table:table-cell table:style-name="ce59" office:value-type="float" office:value="4574.2" calcext:value-type="float">
            <text:p>4.57E+03</text:p>
          </table:table-cell>
          <table:table-cell table:style-name="ce56" office:value-type="float" office:value="0" calcext:value-type="float">
            <text:p>0.00E+0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53]+1" office:value-type="float" office:value="149.5" calcext:value-type="float">
            <text:p>149.5</text:p>
          </table:table-cell>
          <table:table-cell table:style-name="ce59" office:value-type="float" office:value="5197.1" calcext:value-type="float">
            <text:p>5.20E+03</text:p>
          </table:table-cell>
          <table:table-cell table:style-name="ce56" office:value-type="float" office:value="0" calcext:value-type="float">
            <text:p>0.00E+0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54]+1" office:value-type="float" office:value="150.5" calcext:value-type="float">
            <text:p>150.5</text:p>
          </table:table-cell>
          <table:table-cell table:style-name="ce59" office:value-type="float" office:value="5627.7" calcext:value-type="float">
            <text:p>5.63E+03</text:p>
          </table:table-cell>
          <table:table-cell table:style-name="ce56" office:value-type="float" office:value="0" calcext:value-type="float">
            <text:p>0.00E+0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55]+1" office:value-type="float" office:value="151.5" calcext:value-type="float">
            <text:p>151.5</text:p>
          </table:table-cell>
          <table:table-cell table:style-name="ce59" office:value-type="float" office:value="6592.8" calcext:value-type="float">
            <text:p>6.59E+03</text:p>
          </table:table-cell>
          <table:table-cell table:style-name="ce56" office:value-type="float" office:value="0" calcext:value-type="float">
            <text:p>0.00E+0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56]+1" office:value-type="float" office:value="152.5" calcext:value-type="float">
            <text:p>152.5</text:p>
          </table:table-cell>
          <table:table-cell table:style-name="ce59" office:value-type="float" office:value="7366.3" calcext:value-type="float">
            <text:p>7.37E+03</text:p>
          </table:table-cell>
          <table:table-cell table:style-name="ce56" office:value-type="float" office:value="0" calcext:value-type="float">
            <text:p>0.00E+0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57]+1" office:value-type="float" office:value="153.5" calcext:value-type="float">
            <text:p>153.5</text:p>
          </table:table-cell>
          <table:table-cell table:style-name="ce59" office:value-type="float" office:value="6156.7" calcext:value-type="float">
            <text:p>6.16E+03</text:p>
          </table:table-cell>
          <table:table-cell table:style-name="ce56" office:value-type="float" office:value="0" calcext:value-type="float">
            <text:p>0.00E+0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58]+1" office:value-type="float" office:value="154.5" calcext:value-type="float">
            <text:p>154.5</text:p>
          </table:table-cell>
          <table:table-cell table:style-name="ce59" office:value-type="float" office:value="4134.29" calcext:value-type="float">
            <text:p>4.13E+03</text:p>
          </table:table-cell>
          <table:table-cell table:style-name="ce56" office:value-type="float" office:value="0" calcext:value-type="float">
            <text:p>0.00E+0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59]+1" office:value-type="float" office:value="155.5" calcext:value-type="float">
            <text:p>155.5</text:p>
          </table:table-cell>
          <table:table-cell table:style-name="ce59" office:value-type="float" office:value="1850.6" calcext:value-type="float">
            <text:p>1.85E+03</text:p>
          </table:table-cell>
          <table:table-cell table:style-name="ce56" office:value-type="float" office:value="0" calcext:value-type="float">
            <text:p>0.00E+0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60]+1" office:value-type="float" office:value="156.5" calcext:value-type="float">
            <text:p>156.5</text:p>
          </table:table-cell>
          <table:table-cell table:style-name="ce59" office:value-type="float" office:value="702.19" calcext:value-type="float">
            <text:p>7.02E+02</text:p>
          </table:table-cell>
          <table:table-cell table:style-name="ce56" office:value-type="float" office:value="0" calcext:value-type="float">
            <text:p>0.00E+0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61]+1" office:value-type="float" office:value="157.5" calcext:value-type="float">
            <text:p>157.5</text:p>
          </table:table-cell>
          <table:table-cell table:style-name="ce59" office:value-type="float" office:value="87.1969" calcext:value-type="float">
            <text:p>8.72E+01</text:p>
          </table:table-cell>
          <table:table-cell table:style-name="ce56" office:value-type="float" office:value="0" calcext:value-type="float">
            <text:p>0.00E+0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62]+1" office:value-type="float" office:value="158.5" calcext:value-type="float">
            <text:p>158.5</text:p>
          </table:table-cell>
          <table:table-cell table:style-name="ce59" office:value-type="float" office:value="48.7909" calcext:value-type="float">
            <text:p>4.88E+01</text:p>
          </table:table-cell>
          <table:table-cell table:style-name="ce56" office:value-type="float" office:value="0" calcext:value-type="float">
            <text:p>0.00E+0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63]+1" office:value-type="float" office:value="159.5" calcext:value-type="float">
            <text:p>159.5</text:p>
          </table:table-cell>
          <table:table-cell table:style-name="ce59" office:value-type="float" office:value="0" calcext:value-type="float">
            <text:p>0.00E+00</text:p>
          </table:table-cell>
          <table:table-cell table:style-name="ce56" office:value-type="float" office:value="0" calcext:value-type="float">
            <text:p>0.00E+0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64]+1" office:value-type="float" office:value="160.5" calcext:value-type="float">
            <text:p>160.5</text:p>
          </table:table-cell>
          <table:table-cell table:style-name="Default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65]+1" office:value-type="float" office:value="161.5" calcext:value-type="float">
            <text:p>161.5</text:p>
          </table:table-cell>
          <table:table-cell table:style-name="ce59" office:value-type="float" office:value="0" calcext:value-type="float">
            <text:p>0.00E+0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66]+1" office:value-type="float" office:value="162.5" calcext:value-type="float">
            <text:p>162.5</text:p>
          </table:table-cell>
          <table:table-cell table:style-name="Default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67]+1" office:value-type="float" office:value="163.5" calcext:value-type="float">
            <text:p>163.5</text:p>
          </table:table-cell>
          <table:table-cell table:style-name="Default" office:value-type="float" office:value="0" calcext:value-type="float">
            <text:p>0</text:p>
          </table:table-cell>
          <table:table-cell table:style-name="ce56" office:value-type="float" office:value="4.38731" calcext:value-type="float">
            <text:p>4.39E+0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68]+1" office:value-type="float" office:value="164.5" calcext:value-type="float">
            <text:p>164.5</text:p>
          </table:table-cell>
          <table:table-cell table:style-name="Default" office:value-type="float" office:value="0" calcext:value-type="float">
            <text:p>0</text:p>
          </table:table-cell>
          <table:table-cell table:style-name="ce56" office:value-type="float" office:value="4.75769" calcext:value-type="float">
            <text:p>4.76E+0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69]+1" office:value-type="float" office:value="165.5" calcext:value-type="float">
            <text:p>165.5</text:p>
          </table:table-cell>
          <table:table-cell table:style-name="ce59" office:value-type="float" office:value="0" calcext:value-type="float">
            <text:p>0.00E+00</text:p>
          </table:table-cell>
          <table:table-cell table:style-name="ce56" office:value-type="float" office:value="2.3253" calcext:value-type="float">
            <text:p>2.33E+0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70]+1" office:value-type="float" office:value="166.5" calcext:value-type="float">
            <text:p>166.5</text:p>
          </table:table-cell>
          <table:table-cell table:style-name="ce59" office:value-type="float" office:value="0" calcext:value-type="float">
            <text:p>0.00E+00</text:p>
          </table:table-cell>
          <table:table-cell table:style-name="ce56" office:value-type="float" office:value="4.679" calcext:value-type="float">
            <text:p>4.68E+0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71]+1" office:value-type="float" office:value="167.5" calcext:value-type="float">
            <text:p>167.5</text:p>
          </table:table-cell>
          <table:table-cell table:style-name="Default" office:value-type="float" office:value="0" calcext:value-type="float">
            <text:p>0</text:p>
          </table:table-cell>
          <table:table-cell table:style-name="ce56" office:value-type="float" office:value="2.92149" calcext:value-type="float">
            <text:p>2.92E+0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72]+1" office:value-type="float" office:value="168.5" calcext:value-type="float">
            <text:p>168.5</text:p>
          </table:table-cell>
          <table:table-cell table:style-name="Default" office:value-type="float" office:value="0" calcext:value-type="float">
            <text:p>0</text:p>
          </table:table-cell>
          <table:table-cell table:style-name="ce56" office:value-type="float" office:value="4.19691" calcext:value-type="float">
            <text:p>4.20E+0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73]+1" office:value-type="float" office:value="169.5" calcext:value-type="float">
            <text:p>169.5</text:p>
          </table:table-cell>
          <table:table-cell table:style-name="ce59" office:value-type="float" office:value="0" calcext:value-type="float">
            <text:p>0.00E+00</text:p>
          </table:table-cell>
          <table:table-cell table:style-name="ce56" office:value-type="float" office:value="4.49559" calcext:value-type="float">
            <text:p>4.50E+0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74]+1" office:value-type="float" office:value="170.5" calcext:value-type="float">
            <text:p>170.5</text:p>
          </table:table-cell>
          <table:table-cell table:style-name="Default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75]+1" office:value-type="float" office:value="171.5" calcext:value-type="float">
            <text:p>171.5</text:p>
          </table:table-cell>
          <table:table-cell table:style-name="Default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76]+1" office:value-type="float" office:value="172.5" calcext:value-type="float">
            <text:p>172.5</text:p>
          </table:table-cell>
          <table:table-cell table:style-name="ce59" office:value-type="float" office:value="0" calcext:value-type="float">
            <text:p>0.00E+0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77]+1" office:value-type="float" office:value="173.5" calcext:value-type="float">
            <text:p>173.5</text:p>
          </table:table-cell>
          <table:table-cell table:style-name="ce59" office:value-type="float" office:value="0" calcext:value-type="float">
            <text:p>0.00E+0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78]+1" office:value-type="float" office:value="174.5" calcext:value-type="float">
            <text:p>174.5</text:p>
          </table:table-cell>
          <table:table-cell table:style-name="Default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79]+1" office:value-type="float" office:value="175.5" calcext:value-type="float">
            <text:p>175.5</text:p>
          </table:table-cell>
          <table:table-cell table:style-name="Default" office:value-type="float" office:value="0" calcext:value-type="float">
            <text:p>0</text:p>
          </table:table-cell>
          <table:table-cell table:style-name="ce56" office:value-type="float" office:value="1.7535" calcext:value-type="float">
            <text:p>1.75E+0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80]+1" office:value-type="float" office:value="176.5" calcext:value-type="float">
            <text:p>176.5</text:p>
          </table:table-cell>
          <table:table-cell table:style-name="ce59" office:value-type="float" office:value="0" calcext:value-type="float">
            <text:p>0.00E+00</text:p>
          </table:table-cell>
          <table:table-cell table:style-name="ce56" office:value-type="float" office:value="3.13869" calcext:value-type="float">
            <text:p>3.14E+0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81]+1" office:value-type="float" office:value="177.5" calcext:value-type="float">
            <text:p>177.5</text:p>
          </table:table-cell>
          <table:table-cell table:style-name="Default" office:value-type="float" office:value="0" calcext:value-type="float">
            <text:p>0</text:p>
          </table:table-cell>
          <table:table-cell table:style-name="ce56" office:value-type="float" office:value="4.6266" calcext:value-type="float">
            <text:p>4.63E+0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82]+1" office:value-type="float" office:value="178.5" calcext:value-type="float">
            <text:p>178.5</text:p>
          </table:table-cell>
          <table:table-cell table:style-name="Default" office:value-type="float" office:value="0" calcext:value-type="float">
            <text:p>0</text:p>
          </table:table-cell>
          <table:table-cell table:style-name="ce56" office:value-type="float" office:value="3.15121" calcext:value-type="float">
            <text:p>3.15E+0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83]+1" office:value-type="float" office:value="179.5" calcext:value-type="float">
            <text:p>179.5</text:p>
          </table:table-cell>
          <table:table-cell table:style-name="ce59" office:value-type="float" office:value="0" calcext:value-type="float">
            <text:p>0.00E+0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84]+1" office:value-type="float" office:value="180.5" calcext:value-type="float">
            <text:p>180.5</text:p>
          </table:table-cell>
          <table:table-cell table:style-name="ce59" office:value-type="float" office:value="0" calcext:value-type="float">
            <text:p>0.00E+0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85]+1" office:value-type="float" office:value="181.5" calcext:value-type="float">
            <text:p>181.5</text:p>
          </table:table-cell>
          <table:table-cell table:style-name="ce59" office:value-type="float" office:value="0" calcext:value-type="float">
            <text:p>0.00E+00</text:p>
          </table:table-cell>
          <table:table-cell table:style-name="ce56" office:value-type="float" office:value="0" calcext:value-type="float">
            <text:p>0.00E+0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86]+1" office:value-type="float" office:value="182.5" calcext:value-type="float">
            <text:p>182.5</text:p>
          </table:table-cell>
          <table:table-cell table:style-name="ce59" office:value-type="float" office:value="0" calcext:value-type="float">
            <text:p>0.00E+00</text:p>
          </table:table-cell>
          <table:table-cell table:style-name="ce56" office:value-type="float" office:value="0" calcext:value-type="float">
            <text:p>0.00E+0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87]+1" office:value-type="float" office:value="183.5" calcext:value-type="float">
            <text:p>183.5</text:p>
          </table:table-cell>
          <table:table-cell table:style-name="ce59" office:value-type="float" office:value="0" calcext:value-type="float">
            <text:p>0.00E+00</text:p>
          </table:table-cell>
          <table:table-cell table:style-name="ce56" office:value-type="float" office:value="0" calcext:value-type="float">
            <text:p>0.00E+0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88]+1" office:value-type="float" office:value="184.5" calcext:value-type="float">
            <text:p>184.5</text:p>
          </table:table-cell>
          <table:table-cell table:style-name="Default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89]+1" office:value-type="float" office:value="185.5" calcext:value-type="float">
            <text:p>185.5</text:p>
          </table:table-cell>
          <table:table-cell table:style-name="ce59" office:value-type="float" office:value="0" calcext:value-type="float">
            <text:p>0.00E+0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90]+1" office:value-type="float" office:value="186.5" calcext:value-type="float">
            <text:p>186.5</text:p>
          </table:table-cell>
          <table:table-cell table:style-name="Default" office:value-type="float" office:value="0" calcext:value-type="float">
            <text:p>0</text:p>
          </table:table-cell>
          <table:table-cell table:style-name="ce56" office:value-type="float" office:value="2.65539" calcext:value-type="float">
            <text:p>2.66E+0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91]+1" office:value-type="float" office:value="187.5" calcext:value-type="float">
            <text:p>187.5</text:p>
          </table:table-cell>
          <table:table-cell table:style-name="Default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92]+1" office:value-type="float" office:value="188.5" calcext:value-type="float">
            <text:p>188.5</text:p>
          </table:table-cell>
          <table:table-cell table:style-name="Default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93]+1" office:value-type="float" office:value="189.5" calcext:value-type="float">
            <text:p>189.5</text:p>
          </table:table-cell>
          <table:table-cell table:style-name="Default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94]+1" office:value-type="float" office:value="190.5" calcext:value-type="float">
            <text:p>190.5</text:p>
          </table:table-cell>
          <table:table-cell table:style-name="Default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95]+1" office:value-type="float" office:value="191.5" calcext:value-type="float">
            <text:p>191.5</text:p>
          </table:table-cell>
          <table:table-cell table:style-name="Default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96]+1" office:value-type="float" office:value="192.5" calcext:value-type="float">
            <text:p>192.5</text:p>
          </table:table-cell>
          <table:table-cell table:style-name="ce59" office:value-type="float" office:value="0" calcext:value-type="float">
            <text:p>0.00E+0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97]+1" office:value-type="float" office:value="193.5" calcext:value-type="float">
            <text:p>193.5</text:p>
          </table:table-cell>
          <table:table-cell table:style-name="Default" office:value-type="float" office:value="0" calcext:value-type="float">
            <text:p>0</text:p>
          </table:table-cell>
          <table:table-cell table:style-name="ce56" office:value-type="float" office:value="0.0273809" calcext:value-type="float">
            <text:p>2.74E-02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98]+1" office:value-type="float" office:value="194.5" calcext:value-type="float">
            <text:p>194.5</text:p>
          </table:table-cell>
          <table:table-cell table:style-name="Default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199]+1" office:value-type="float" office:value="195.5" calcext:value-type="float">
            <text:p>195.5</text:p>
          </table:table-cell>
          <table:table-cell table:style-name="Default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200]+1" office:value-type="float" office:value="196.5" calcext:value-type="float">
            <text:p>196.5</text:p>
          </table:table-cell>
          <table:table-cell table:style-name="Default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201]+1" office:value-type="float" office:value="197.5" calcext:value-type="float">
            <text:p>197.5</text:p>
          </table:table-cell>
          <table:table-cell table:style-name="Default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202]+1" office:value-type="float" office:value="198.5" calcext:value-type="float">
            <text:p>198.5</text:p>
          </table:table-cell>
          <table:table-cell table:style-name="Default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55" table:formula="of:=[.B203]+1" office:value-type="float" office:value="199.5" calcext:value-type="float">
            <text:p>199.5</text:p>
          </table:table-cell>
          <table:table-cell table:style-name="Default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5" table:number-columns-repeated="2" table:default-cell-style-name="ce59"/>
        <table:table-column table:style-name="co5" table:number-columns-repeated="8" table:default-cell-style-name="Default"/>
        <table:table-row table:style-name="ro1">
          <table:table-cell table:style-name="ce58"/>
          <table:table-cell table:style-name="Default" office:value-type="string" calcext:value-type="string">
            <text:p>####################################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#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Size=</text:p>
          </table:table-cell>
          <table:table-cell office:value-type="string" calcext:value-type="string">
            <text:p>(20,200,20)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#</text:p>
          </table:table-cell>
          <table:table-cell office:value-type="string" calcext:value-type="string">
            <text:p>Resol</text:p>
          </table:table-cell>
          <table:table-cell table:number-columns-repeated="5"/>
          <table:table-cell office:value-type="string" calcext:value-type="string">
            <text:p>=</text:p>
          </table:table-cell>
          <table:table-cell office:value-type="string" calcext:value-type="string">
            <text:p>(1,200,1)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#</text:p>
          </table:table-cell>
          <table:table-cell office:value-type="string" calcext:value-type="string">
            <text:p>VoxelSize</text:p>
          </table:table-cell>
          <table:table-cell/>
          <table:table-cell office:value-type="string" calcext:value-type="string">
            <text:p>=</text:p>
          </table:table-cell>
          <table:table-cell office:value-type="string" calcext:value-type="string">
            <text:p>(20,1,20)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#</text:p>
          </table:table-cell>
          <table:table-cell office:value-type="string" calcext:value-type="string">
            <text:p>nbVal</text:p>
          </table:table-cell>
          <table:table-cell table:number-columns-repeated="5"/>
          <table:table-cell office:value-type="string" calcext:value-type="string">
            <text:p>=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####################################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5.42" calcext:value-type="float">
            <text:p>1.27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55.27" calcext:value-type="float">
            <text:p>1.66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28.54" calcext:value-type="float">
            <text:p>1.33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16.62" calcext:value-type="float">
            <text:p>1.32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1.82" calcext:value-type="float">
            <text:p>1.30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41.03" calcext:value-type="float">
            <text:p>1.34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19.1" calcext:value-type="float">
            <text:p>1.32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56.84" calcext:value-type="float">
            <text:p>1.36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24.41" calcext:value-type="float">
            <text:p>1.32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6.48" calcext:value-type="float">
            <text:p>1.31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8.74" calcext:value-type="float">
            <text:p>1.29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7.47" calcext:value-type="float">
            <text:p>1.31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24.12" calcext:value-type="float">
            <text:p>1.32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5.74" calcext:value-type="float">
            <text:p>1.29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3.88" calcext:value-type="float">
            <text:p>1.30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45" calcext:value-type="float">
            <text:p>1.55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5.91" calcext:value-type="float">
            <text:p>1.52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76.47" calcext:value-type="float">
            <text:p>1.38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19.47" calcext:value-type="float">
            <text:p>1.42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49.72" calcext:value-type="float">
            <text:p>1.35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39.09" calcext:value-type="float">
            <text:p>1.34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40.96" calcext:value-type="float">
            <text:p>1.34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41.34" calcext:value-type="float">
            <text:p>1.34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72.07" calcext:value-type="float">
            <text:p>1.37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48.01" calcext:value-type="float">
            <text:p>1.65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16.22" calcext:value-type="float">
            <text:p>1.42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58.33" calcext:value-type="float">
            <text:p>1.56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00.6" calcext:value-type="float">
            <text:p>1.40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14.39" calcext:value-type="float">
            <text:p>1.41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08.1" calcext:value-type="float">
            <text:p>1.41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39.49" calcext:value-type="float">
            <text:p>1.44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89.42" calcext:value-type="float">
            <text:p>1.39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56.19" calcext:value-type="float">
            <text:p>1.36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03.69" calcext:value-type="float">
            <text:p>1.40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90.13" calcext:value-type="float">
            <text:p>1.39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98.86" calcext:value-type="float">
            <text:p>1.40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70.67" calcext:value-type="float">
            <text:p>1.37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88.22" calcext:value-type="float">
            <text:p>1.79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57.11" calcext:value-type="float">
            <text:p>1.56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27.28" calcext:value-type="float">
            <text:p>1.53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55.08" calcext:value-type="float">
            <text:p>1.66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53.59" calcext:value-type="float">
            <text:p>1.45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96.11" calcext:value-type="float">
            <text:p>1.40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37.01" calcext:value-type="float">
            <text:p>1.44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23.41" calcext:value-type="float">
            <text:p>1.42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30" calcext:value-type="float">
            <text:p>1.43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17.77" calcext:value-type="float">
            <text:p>1.42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44.97" calcext:value-type="float">
            <text:p>1.54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58.52" calcext:value-type="float">
            <text:p>1.76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20.87" calcext:value-type="float">
            <text:p>1.62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53.31" calcext:value-type="float">
            <text:p>1.45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40.48" calcext:value-type="float">
            <text:p>1.44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35.72" calcext:value-type="float">
            <text:p>1.74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00.42" calcext:value-type="float">
            <text:p>1.70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29.67" calcext:value-type="float">
            <text:p>1.53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46.47" calcext:value-type="float">
            <text:p>1.65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68.68" calcext:value-type="float">
            <text:p>2.17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35.08" calcext:value-type="float">
            <text:p>1.54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32.31" calcext:value-type="float">
            <text:p>1.53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82.18" calcext:value-type="float">
            <text:p>1.58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25.4" calcext:value-type="float">
            <text:p>1.63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06.51" calcext:value-type="float">
            <text:p>1.61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21.49" calcext:value-type="float">
            <text:p>1.72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59.61" calcext:value-type="float">
            <text:p>1.66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28.58" calcext:value-type="float">
            <text:p>1.53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48.59" calcext:value-type="float">
            <text:p>1.55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76.92" calcext:value-type="float">
            <text:p>1.68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71.21" calcext:value-type="float">
            <text:p>1.67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63.81" calcext:value-type="float">
            <text:p>1.56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59.1" calcext:value-type="float">
            <text:p>1.56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98.99" calcext:value-type="float">
            <text:p>1.60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89.27" calcext:value-type="float">
            <text:p>1.59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91.63" calcext:value-type="float">
            <text:p>1.59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06.7" calcext:value-type="float">
            <text:p>1.61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24.31" calcext:value-type="float">
            <text:p>1.62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29.89" calcext:value-type="float">
            <text:p>1.63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84.92" calcext:value-type="float">
            <text:p>1.58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11.62" calcext:value-type="float">
            <text:p>1.61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17.89" calcext:value-type="float">
            <text:p>1.62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48.37" calcext:value-type="float">
            <text:p>1.65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79.07" calcext:value-type="float">
            <text:p>1.58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86.41" calcext:value-type="float">
            <text:p>1.59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79.89" calcext:value-type="float">
            <text:p>1.58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75.81" calcext:value-type="float">
            <text:p>1.58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24.42" calcext:value-type="float">
            <text:p>1.62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16.48" calcext:value-type="float">
            <text:p>1.62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49.53" calcext:value-type="float">
            <text:p>1.65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70.91" calcext:value-type="float">
            <text:p>1.67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98.08" calcext:value-type="float">
            <text:p>2.00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02.88" calcext:value-type="float">
            <text:p>1.90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16.22" calcext:value-type="float">
            <text:p>2.02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56.4" calcext:value-type="float">
            <text:p>1.76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63.59" calcext:value-type="float">
            <text:p>1.76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73.31" calcext:value-type="float">
            <text:p>1.77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29.32" calcext:value-type="float">
            <text:p>1.83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09.92" calcext:value-type="float">
            <text:p>1.71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42.61" calcext:value-type="float">
            <text:p>1.74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42.23" calcext:value-type="float">
            <text:p>1.74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77.11" calcext:value-type="float">
            <text:p>1.78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79.01" calcext:value-type="float">
            <text:p>1.78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20.03" calcext:value-type="float">
            <text:p>1.82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62.52" calcext:value-type="float">
            <text:p>1.76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89.38" calcext:value-type="float">
            <text:p>1.79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97.19" calcext:value-type="float">
            <text:p>1.80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01.9" calcext:value-type="float">
            <text:p>1.90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38.77" calcext:value-type="float">
            <text:p>1.94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63.51" calcext:value-type="float">
            <text:p>2.06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25.21" calcext:value-type="float">
            <text:p>2.03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79.02" calcext:value-type="float">
            <text:p>1.98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04.53" calcext:value-type="float">
            <text:p>1.90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08.29" calcext:value-type="float">
            <text:p>1.91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23.1" calcext:value-type="float">
            <text:p>1.92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41.3" calcext:value-type="float">
            <text:p>1.94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85.31" calcext:value-type="float">
            <text:p>1.99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93.01" calcext:value-type="float">
            <text:p>1.99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95.52" calcext:value-type="float">
            <text:p>2.00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63.1" calcext:value-type="float">
            <text:p>2.26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58.8" calcext:value-type="float">
            <text:p>2.06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18.71" calcext:value-type="float">
            <text:p>2.12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29.58" calcext:value-type="float">
            <text:p>2.13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63.09" calcext:value-type="float">
            <text:p>2.16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95" calcext:value-type="float">
            <text:p>2.20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86.3" calcext:value-type="float">
            <text:p>2.19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71.49" calcext:value-type="float">
            <text:p>2.27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86.49" calcext:value-type="float">
            <text:p>2.29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52.81" calcext:value-type="float">
            <text:p>2.25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63.78" calcext:value-type="float">
            <text:p>2.26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75.09" calcext:value-type="float">
            <text:p>2.38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39.58" calcext:value-type="float">
            <text:p>2.34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70.11" calcext:value-type="float">
            <text:p>2.37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20.72" calcext:value-type="float">
            <text:p>2.42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44.62" calcext:value-type="float">
            <text:p>2.44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15.12" calcext:value-type="float">
            <text:p>2.52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86.52" calcext:value-type="float">
            <text:p>2.59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31.62" calcext:value-type="float">
            <text:p>2.73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36.38" calcext:value-type="float">
            <text:p>2.74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24.6" calcext:value-type="float">
            <text:p>2.92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80.82" calcext:value-type="float">
            <text:p>2.88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25.39" calcext:value-type="float">
            <text:p>2.93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13.9" calcext:value-type="float">
            <text:p>2.91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93.79" calcext:value-type="float">
            <text:p>2.99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59.3" calcext:value-type="float">
            <text:p>3.26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13.61" calcext:value-type="float">
            <text:p>3.21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18.99" calcext:value-type="float">
            <text:p>3.32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78.41" calcext:value-type="float">
            <text:p>3.48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40.71" calcext:value-type="float">
            <text:p>3.64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11.41" calcext:value-type="float">
            <text:p>4.01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78.5" calcext:value-type="float">
            <text:p>4.28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74.2" calcext:value-type="float">
            <text:p>4.57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97.1" calcext:value-type="float">
            <text:p>5.20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27.7" calcext:value-type="float">
            <text:p>5.63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92.8" calcext:value-type="float">
            <text:p>6.59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66.3" calcext:value-type="float">
            <text:p>7.37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56.7" calcext:value-type="float">
            <text:p>6.16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34.29" calcext:value-type="float">
            <text:p>4.13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50.6" calcext:value-type="float">
            <text:p>1.85E+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2.19" calcext:value-type="float">
            <text:p>7.02E+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.1969" calcext:value-type="float">
            <text:p>8.72E+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.7909" calcext:value-type="float">
            <text:p>4.88E+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.00E+00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.00E+00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.00E+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.00E+00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.00E+00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.00E+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.00E+00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float" office:value="0" calcext:value-type="float">
            <text:p>0.00E+00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float" office:value="0" calcext:value-type="float">
            <text:p>0.00E+00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float" office:value="0" calcext:value-type="float">
            <text:p>0.00E+00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float" office:value="0" calcext:value-type="float">
            <text:p>0.00E+00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float" office:value="0" calcext:value-type="float">
            <text:p>0.00E+00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float" office:value="0" calcext:value-type="float">
            <text:p>0.00E+00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.00E+00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float" office:value="0" calcext:value-type="float">
            <text:p>0.00E+00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number:percentage-style style:name="N123">
      <number:number number:decimal-places="1" loext:min-decimal-places="1" number:min-integer-digits="1"/>
      <number:text>%</number:text>
    </number:percentage-style>
    <number:number-style style:name="N124">
      <number:number number:decimal-places="1" loext:min-decimal-places="1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6">00/00/0000</text:date>, <text:time style:data-style-name="N2" text:time-value="17:46:59.6342792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16:59:11.337216673</meta:creation-date>
    <dc:date>2019-07-26T18:13:13.683254854</dc:date>
    <meta:editing-duration>PT18H36M23S</meta:editing-duration>
    <meta:editing-cycles>18</meta:editing-cycles>
    <meta:generator>LibreOffice/6.0.7.3$Linux_X86_64 LibreOffice_project/00m0$Build-3</meta:generator>
    <meta:document-statistic meta:table-count="3" meta:cell-count="9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293cm" svg:height="13.102cm" xlink:href=".." xlink:type="simple" chart:class="chart:scatter" chart:style-name="ch1">
        <chart:legend svg:x="0cm" svg:y="0cm" style:legend-expansion="custom" chartooo:width="23.293cm" chartooo:height="13.102cm" style:legend-expansion-aspect-ratio="1.77782018012517" chart:style-name="ch2"/>
        <chart:plot-area chart:style-name="ch3" table:cell-range-address="Sheet2.B5:Sheet2.D204 Sheet2.C3:Sheet2.D3" chart:data-source-has-labels="row" svg:x="0.465cm" svg:y="0.262cm" svg:width="22.363cm" svg:height="12.578cm">
          <chartooo:coordinate-region svg:x="2.198cm" svg:y="0.461cm" svg:width="20.35cm" svg:height="11.73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C5:Sheet2.C204" chart:label-cell-address="Sheet2.C3:Sheet2.C3" chart:class="chart:scatter">
            <chart:domain table:cell-range-address="Sheet2.B5:Sheet2.B204"/>
            <chart:data-point chart:repeated="200"/>
          </chart:series>
          <chart:series chart:style-name="ch8" chart:values-cell-range-address="Sheet2.D5:Sheet2.D204" chart:label-cell-address="Sheet2.D3:Sheet2.D3" chart:class="chart:scatter">
            <chart:data-point chart:repeated="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eg=0</text:p>
                <draw:g>
                  <svg:desc>Sheet2.C3:Sheet2.C3</svg:desc>
                </draw:g>
              </table:table-cell>
              <table:table-cell office:value-type="string">
                <text:p>Deg=-90</text:p>
                <draw:g>
                  <svg:desc>Sheet2.D3:Sheet2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2.B5:Sheet2.B204</svg:desc>
                </draw:g>
              </table:table-cell>
              <table:table-cell office:value-type="float" office:value="1265.42">
                <text:p>1265.42</text:p>
                <draw:g>
                  <svg:desc>Sheet2.C5:Sheet2.C204</svg:desc>
                </draw:g>
              </table:table-cell>
              <table:table-cell office:value-type="float" office:value="5541">
                <text:p>5541</text:p>
                <draw:g>
                  <svg:desc>Sheet2.D5:Sheet2.D2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655.27">
                <text:p>1655.27</text:p>
              </table:table-cell>
              <table:table-cell office:value-type="float" office:value="5522.49">
                <text:p>5522.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1328.54">
                <text:p>1328.54</text:p>
              </table:table-cell>
              <table:table-cell office:value-type="float" office:value="5609.69">
                <text:p>5609.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1316.62">
                <text:p>1316.62</text:p>
              </table:table-cell>
              <table:table-cell office:value-type="float" office:value="5601.89">
                <text:p>5601.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1301.82">
                <text:p>1301.82</text:p>
              </table:table-cell>
              <table:table-cell office:value-type="float" office:value="5706">
                <text:p>57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1341.03">
                <text:p>1341.03</text:p>
              </table:table-cell>
              <table:table-cell office:value-type="float" office:value="5774.5">
                <text:p>5774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1319.1">
                <text:p>1319.1</text:p>
              </table:table-cell>
              <table:table-cell office:value-type="float" office:value="5699.2">
                <text:p>5699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356.84">
                <text:p>1356.84</text:p>
              </table:table-cell>
              <table:table-cell office:value-type="float" office:value="5838.11">
                <text:p>5838.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324.41">
                <text:p>1324.41</text:p>
              </table:table-cell>
              <table:table-cell office:value-type="float" office:value="5729">
                <text:p>57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1306.48">
                <text:p>1306.48</text:p>
              </table:table-cell>
              <table:table-cell office:value-type="float" office:value="5662.19">
                <text:p>5662.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288.74">
                <text:p>1288.74</text:p>
              </table:table-cell>
              <table:table-cell office:value-type="float" office:value="5697.8">
                <text:p>5697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5">
                <text:p>11.5</text:p>
              </table:table-cell>
              <table:table-cell office:value-type="float" office:value="1307.47">
                <text:p>1307.47</text:p>
              </table:table-cell>
              <table:table-cell office:value-type="float" office:value="5793">
                <text:p>57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5">
                <text:p>12.5</text:p>
              </table:table-cell>
              <table:table-cell office:value-type="float" office:value="1324.12">
                <text:p>1324.12</text:p>
              </table:table-cell>
              <table:table-cell office:value-type="float" office:value="5987.91">
                <text:p>5987.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5">
                <text:p>13.5</text:p>
              </table:table-cell>
              <table:table-cell office:value-type="float" office:value="1285.74">
                <text:p>1285.74</text:p>
              </table:table-cell>
              <table:table-cell office:value-type="float" office:value="5922.81">
                <text:p>5922.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5">
                <text:p>14.5</text:p>
              </table:table-cell>
              <table:table-cell office:value-type="float" office:value="1303.88">
                <text:p>1303.88</text:p>
              </table:table-cell>
              <table:table-cell office:value-type="float" office:value="5927.29">
                <text:p>5927.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5">
                <text:p>15.5</text:p>
              </table:table-cell>
              <table:table-cell office:value-type="float" office:value="1545">
                <text:p>1545</text:p>
              </table:table-cell>
              <table:table-cell office:value-type="float" office:value="6064.89">
                <text:p>6064.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5">
                <text:p>16.5</text:p>
              </table:table-cell>
              <table:table-cell office:value-type="float" office:value="1515.91">
                <text:p>1515.91</text:p>
              </table:table-cell>
              <table:table-cell office:value-type="float" office:value="6098.61">
                <text:p>6098.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5">
                <text:p>17.5</text:p>
              </table:table-cell>
              <table:table-cell office:value-type="float" office:value="1376.47">
                <text:p>1376.47</text:p>
              </table:table-cell>
              <table:table-cell office:value-type="float" office:value="6205.8">
                <text:p>6205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5">
                <text:p>18.5</text:p>
              </table:table-cell>
              <table:table-cell office:value-type="float" office:value="1419.47">
                <text:p>1419.47</text:p>
              </table:table-cell>
              <table:table-cell office:value-type="float" office:value="6170.6">
                <text:p>6170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5">
                <text:p>19.5</text:p>
              </table:table-cell>
              <table:table-cell office:value-type="float" office:value="1349.72">
                <text:p>1349.72</text:p>
              </table:table-cell>
              <table:table-cell office:value-type="float" office:value="6010.51">
                <text:p>6010.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5">
                <text:p>20.5</text:p>
              </table:table-cell>
              <table:table-cell office:value-type="float" office:value="1339.09">
                <text:p>1339.09</text:p>
              </table:table-cell>
              <table:table-cell office:value-type="float" office:value="6016.6">
                <text:p>6016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5">
                <text:p>21.5</text:p>
              </table:table-cell>
              <table:table-cell office:value-type="float" office:value="1340.96">
                <text:p>1340.96</text:p>
              </table:table-cell>
              <table:table-cell office:value-type="float" office:value="6011.29">
                <text:p>6011.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5">
                <text:p>22.5</text:p>
              </table:table-cell>
              <table:table-cell office:value-type="float" office:value="1341.34">
                <text:p>1341.34</text:p>
              </table:table-cell>
              <table:table-cell office:value-type="float" office:value="6014.71">
                <text:p>6014.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5">
                <text:p>23.5</text:p>
              </table:table-cell>
              <table:table-cell office:value-type="float" office:value="1372.07">
                <text:p>1372.07</text:p>
              </table:table-cell>
              <table:table-cell office:value-type="float" office:value="6148.9">
                <text:p>6148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5">
                <text:p>24.5</text:p>
              </table:table-cell>
              <table:table-cell office:value-type="float" office:value="1648.01">
                <text:p>1648.01</text:p>
              </table:table-cell>
              <table:table-cell office:value-type="float" office:value="6391.41">
                <text:p>6391.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5">
                <text:p>25.5</text:p>
              </table:table-cell>
              <table:table-cell office:value-type="float" office:value="1416.22">
                <text:p>1416.22</text:p>
              </table:table-cell>
              <table:table-cell office:value-type="float" office:value="6155.09">
                <text:p>6155.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5">
                <text:p>26.5</text:p>
              </table:table-cell>
              <table:table-cell office:value-type="float" office:value="1558.33">
                <text:p>1558.33</text:p>
              </table:table-cell>
              <table:table-cell office:value-type="float" office:value="6337.8">
                <text:p>6337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5">
                <text:p>27.5</text:p>
              </table:table-cell>
              <table:table-cell office:value-type="float" office:value="1400.6">
                <text:p>1400.6</text:p>
              </table:table-cell>
              <table:table-cell office:value-type="float" office:value="6368.4">
                <text:p>6368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5">
                <text:p>28.5</text:p>
              </table:table-cell>
              <table:table-cell office:value-type="float" office:value="1414.39">
                <text:p>1414.39</text:p>
              </table:table-cell>
              <table:table-cell office:value-type="float" office:value="6308.79">
                <text:p>6308.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.5">
                <text:p>29.5</text:p>
              </table:table-cell>
              <table:table-cell office:value-type="float" office:value="1408.1">
                <text:p>1408.1</text:p>
              </table:table-cell>
              <table:table-cell office:value-type="float" office:value="6596.81">
                <text:p>6596.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.5">
                <text:p>30.5</text:p>
              </table:table-cell>
              <table:table-cell office:value-type="float" office:value="1439.49">
                <text:p>1439.49</text:p>
              </table:table-cell>
              <table:table-cell office:value-type="float" office:value="6477.2">
                <text:p>6477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.5">
                <text:p>31.5</text:p>
              </table:table-cell>
              <table:table-cell office:value-type="float" office:value="1389.42">
                <text:p>1389.42</text:p>
              </table:table-cell>
              <table:table-cell office:value-type="float" office:value="6662.21">
                <text:p>6662.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.5">
                <text:p>32.5</text:p>
              </table:table-cell>
              <table:table-cell office:value-type="float" office:value="1356.19">
                <text:p>1356.19</text:p>
              </table:table-cell>
              <table:table-cell office:value-type="float" office:value="6564.8">
                <text:p>6564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.5">
                <text:p>33.5</text:p>
              </table:table-cell>
              <table:table-cell office:value-type="float" office:value="1403.69">
                <text:p>1403.69</text:p>
              </table:table-cell>
              <table:table-cell office:value-type="float" office:value="6658.2">
                <text:p>6658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.5">
                <text:p>34.5</text:p>
              </table:table-cell>
              <table:table-cell office:value-type="float" office:value="1390.13">
                <text:p>1390.13</text:p>
              </table:table-cell>
              <table:table-cell office:value-type="float" office:value="6322.21">
                <text:p>6322.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.5">
                <text:p>35.5</text:p>
              </table:table-cell>
              <table:table-cell office:value-type="float" office:value="1398.86">
                <text:p>1398.86</text:p>
              </table:table-cell>
              <table:table-cell office:value-type="float" office:value="6512">
                <text:p>65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.5">
                <text:p>36.5</text:p>
              </table:table-cell>
              <table:table-cell office:value-type="float" office:value="1370.67">
                <text:p>1370.67</text:p>
              </table:table-cell>
              <table:table-cell office:value-type="float" office:value="6298.41">
                <text:p>6298.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.5">
                <text:p>37.5</text:p>
              </table:table-cell>
              <table:table-cell office:value-type="float" office:value="1788.22">
                <text:p>1788.22</text:p>
              </table:table-cell>
              <table:table-cell office:value-type="float" office:value="6573.59">
                <text:p>6573.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.5">
                <text:p>38.5</text:p>
              </table:table-cell>
              <table:table-cell office:value-type="float" office:value="1557.11">
                <text:p>1557.11</text:p>
              </table:table-cell>
              <table:table-cell office:value-type="float" office:value="6729.79">
                <text:p>6729.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.5">
                <text:p>39.5</text:p>
              </table:table-cell>
              <table:table-cell office:value-type="float" office:value="1527.28">
                <text:p>1527.28</text:p>
              </table:table-cell>
              <table:table-cell office:value-type="float" office:value="6507.19">
                <text:p>6507.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.5">
                <text:p>40.5</text:p>
              </table:table-cell>
              <table:table-cell office:value-type="float" office:value="1655.08">
                <text:p>1655.08</text:p>
              </table:table-cell>
              <table:table-cell office:value-type="float" office:value="6363.8">
                <text:p>6363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.5">
                <text:p>41.5</text:p>
              </table:table-cell>
              <table:table-cell office:value-type="float" office:value="1453.59">
                <text:p>1453.59</text:p>
              </table:table-cell>
              <table:table-cell office:value-type="float" office:value="6390.61">
                <text:p>6390.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.5">
                <text:p>42.5</text:p>
              </table:table-cell>
              <table:table-cell office:value-type="float" office:value="1396.11">
                <text:p>1396.11</text:p>
              </table:table-cell>
              <table:table-cell office:value-type="float" office:value="6429.11">
                <text:p>6429.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.5">
                <text:p>43.5</text:p>
              </table:table-cell>
              <table:table-cell office:value-type="float" office:value="1437.01">
                <text:p>1437.01</text:p>
              </table:table-cell>
              <table:table-cell office:value-type="float" office:value="6506.2">
                <text:p>6506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.5">
                <text:p>44.5</text:p>
              </table:table-cell>
              <table:table-cell office:value-type="float" office:value="1423.41">
                <text:p>1423.41</text:p>
              </table:table-cell>
              <table:table-cell office:value-type="float" office:value="6618.1">
                <text:p>6618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.5">
                <text:p>45.5</text:p>
              </table:table-cell>
              <table:table-cell office:value-type="float" office:value="1430">
                <text:p>1430</text:p>
              </table:table-cell>
              <table:table-cell office:value-type="float" office:value="6380.8">
                <text:p>6380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.5">
                <text:p>46.5</text:p>
              </table:table-cell>
              <table:table-cell office:value-type="float" office:value="1417.77">
                <text:p>1417.77</text:p>
              </table:table-cell>
              <table:table-cell office:value-type="float" office:value="6381.31">
                <text:p>6381.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.5">
                <text:p>47.5</text:p>
              </table:table-cell>
              <table:table-cell office:value-type="float" office:value="1544.97">
                <text:p>1544.97</text:p>
              </table:table-cell>
              <table:table-cell office:value-type="float" office:value="6654.79">
                <text:p>6654.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.5">
                <text:p>48.5</text:p>
              </table:table-cell>
              <table:table-cell office:value-type="float" office:value="1758.52">
                <text:p>1758.52</text:p>
              </table:table-cell>
              <table:table-cell office:value-type="float" office:value="6564.61">
                <text:p>6564.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.5">
                <text:p>49.5</text:p>
              </table:table-cell>
              <table:table-cell office:value-type="float" office:value="1620.87">
                <text:p>1620.87</text:p>
              </table:table-cell>
              <table:table-cell office:value-type="float" office:value="6852.5">
                <text:p>6852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.5">
                <text:p>50.5</text:p>
              </table:table-cell>
              <table:table-cell office:value-type="float" office:value="1453.31">
                <text:p>1453.31</text:p>
              </table:table-cell>
              <table:table-cell office:value-type="float" office:value="6414.91">
                <text:p>6414.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.5">
                <text:p>51.5</text:p>
              </table:table-cell>
              <table:table-cell office:value-type="float" office:value="1440.48">
                <text:p>1440.48</text:p>
              </table:table-cell>
              <table:table-cell office:value-type="float" office:value="6445.1">
                <text:p>6445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.5">
                <text:p>52.5</text:p>
              </table:table-cell>
              <table:table-cell office:value-type="float" office:value="1735.72">
                <text:p>1735.72</text:p>
              </table:table-cell>
              <table:table-cell office:value-type="float" office:value="6493.19">
                <text:p>6493.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.5">
                <text:p>53.5</text:p>
              </table:table-cell>
              <table:table-cell office:value-type="float" office:value="1700.42">
                <text:p>1700.42</text:p>
              </table:table-cell>
              <table:table-cell office:value-type="float" office:value="6528.4">
                <text:p>6528.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.5">
                <text:p>54.5</text:p>
              </table:table-cell>
              <table:table-cell office:value-type="float" office:value="1529.67">
                <text:p>1529.67</text:p>
              </table:table-cell>
              <table:table-cell office:value-type="float" office:value="6533.6">
                <text:p>6533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.5">
                <text:p>55.5</text:p>
              </table:table-cell>
              <table:table-cell office:value-type="float" office:value="1646.47">
                <text:p>1646.47</text:p>
              </table:table-cell>
              <table:table-cell office:value-type="float" office:value="6513.29">
                <text:p>6513.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.5">
                <text:p>56.5</text:p>
              </table:table-cell>
              <table:table-cell office:value-type="float" office:value="2168.68">
                <text:p>2168.68</text:p>
              </table:table-cell>
              <table:table-cell office:value-type="float" office:value="6538.61">
                <text:p>6538.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.5">
                <text:p>57.5</text:p>
              </table:table-cell>
              <table:table-cell office:value-type="float" office:value="1535.08">
                <text:p>1535.08</text:p>
              </table:table-cell>
              <table:table-cell office:value-type="float" office:value="6570.79">
                <text:p>6570.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.5">
                <text:p>58.5</text:p>
              </table:table-cell>
              <table:table-cell office:value-type="float" office:value="1532.31">
                <text:p>1532.31</text:p>
              </table:table-cell>
              <table:table-cell office:value-type="float" office:value="6651.1">
                <text:p>6651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.5">
                <text:p>59.5</text:p>
              </table:table-cell>
              <table:table-cell office:value-type="float" office:value="1582.18">
                <text:p>1582.18</text:p>
              </table:table-cell>
              <table:table-cell office:value-type="float" office:value="6641.21">
                <text:p>6641.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.5">
                <text:p>60.5</text:p>
              </table:table-cell>
              <table:table-cell office:value-type="float" office:value="1625.4">
                <text:p>1625.4</text:p>
              </table:table-cell>
              <table:table-cell office:value-type="float" office:value="6692.3">
                <text:p>6692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.5">
                <text:p>61.5</text:p>
              </table:table-cell>
              <table:table-cell office:value-type="float" office:value="1606.51">
                <text:p>1606.51</text:p>
              </table:table-cell>
              <table:table-cell office:value-type="float" office:value="6686.39">
                <text:p>6686.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.5">
                <text:p>62.5</text:p>
              </table:table-cell>
              <table:table-cell office:value-type="float" office:value="1721.49">
                <text:p>1721.49</text:p>
              </table:table-cell>
              <table:table-cell office:value-type="float" office:value="6684.81">
                <text:p>6684.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.5">
                <text:p>63.5</text:p>
              </table:table-cell>
              <table:table-cell office:value-type="float" office:value="1659.61">
                <text:p>1659.61</text:p>
              </table:table-cell>
              <table:table-cell office:value-type="float" office:value="6713.49">
                <text:p>6713.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.5">
                <text:p>64.5</text:p>
              </table:table-cell>
              <table:table-cell office:value-type="float" office:value="1528.58">
                <text:p>1528.58</text:p>
              </table:table-cell>
              <table:table-cell office:value-type="float" office:value="6812.6">
                <text:p>6812.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.5">
                <text:p>65.5</text:p>
              </table:table-cell>
              <table:table-cell office:value-type="float" office:value="1548.59">
                <text:p>1548.59</text:p>
              </table:table-cell>
              <table:table-cell office:value-type="float" office:value="7158.5">
                <text:p>7158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.5">
                <text:p>66.5</text:p>
              </table:table-cell>
              <table:table-cell office:value-type="float" office:value="1676.92">
                <text:p>1676.92</text:p>
              </table:table-cell>
              <table:table-cell office:value-type="float" office:value="6989.3">
                <text:p>6989.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.5">
                <text:p>67.5</text:p>
              </table:table-cell>
              <table:table-cell office:value-type="float" office:value="1671.21">
                <text:p>1671.21</text:p>
              </table:table-cell>
              <table:table-cell office:value-type="float" office:value="6930.3">
                <text:p>6930.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.5">
                <text:p>68.5</text:p>
              </table:table-cell>
              <table:table-cell office:value-type="float" office:value="1563.81">
                <text:p>1563.81</text:p>
              </table:table-cell>
              <table:table-cell office:value-type="float" office:value="7073.6">
                <text:p>7073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.5">
                <text:p>69.5</text:p>
              </table:table-cell>
              <table:table-cell office:value-type="float" office:value="1559.1">
                <text:p>1559.1</text:p>
              </table:table-cell>
              <table:table-cell office:value-type="float" office:value="7300.3">
                <text:p>7300.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.5">
                <text:p>70.5</text:p>
              </table:table-cell>
              <table:table-cell office:value-type="float" office:value="1598.99">
                <text:p>1598.99</text:p>
              </table:table-cell>
              <table:table-cell office:value-type="float" office:value="6984.2">
                <text:p>6984.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.5">
                <text:p>71.5</text:p>
              </table:table-cell>
              <table:table-cell office:value-type="float" office:value="1589.27">
                <text:p>1589.27</text:p>
              </table:table-cell>
              <table:table-cell office:value-type="float" office:value="7047.2">
                <text:p>7047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.5">
                <text:p>72.5</text:p>
              </table:table-cell>
              <table:table-cell office:value-type="float" office:value="1591.63">
                <text:p>1591.63</text:p>
              </table:table-cell>
              <table:table-cell office:value-type="float" office:value="7273.7">
                <text:p>7273.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.5">
                <text:p>73.5</text:p>
              </table:table-cell>
              <table:table-cell office:value-type="float" office:value="1606.7">
                <text:p>1606.7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.5">
                <text:p>74.5</text:p>
              </table:table-cell>
              <table:table-cell office:value-type="float" office:value="1624.31">
                <text:p>1624.31</text:p>
              </table:table-cell>
              <table:table-cell office:value-type="float" office:value="7087.9">
                <text:p>7087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.5">
                <text:p>75.5</text:p>
              </table:table-cell>
              <table:table-cell office:value-type="float" office:value="1629.89">
                <text:p>1629.89</text:p>
              </table:table-cell>
              <table:table-cell office:value-type="float" office:value="7271.51">
                <text:p>7271.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.5">
                <text:p>76.5</text:p>
              </table:table-cell>
              <table:table-cell office:value-type="float" office:value="1584.92">
                <text:p>1584.92</text:p>
              </table:table-cell>
              <table:table-cell office:value-type="float" office:value="7148.31">
                <text:p>7148.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.5">
                <text:p>77.5</text:p>
              </table:table-cell>
              <table:table-cell office:value-type="float" office:value="1611.62">
                <text:p>1611.62</text:p>
              </table:table-cell>
              <table:table-cell office:value-type="float" office:value="7436.11">
                <text:p>7436.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.5">
                <text:p>78.5</text:p>
              </table:table-cell>
              <table:table-cell office:value-type="float" office:value="1617.89">
                <text:p>1617.89</text:p>
              </table:table-cell>
              <table:table-cell office:value-type="float" office:value="7522.89">
                <text:p>7522.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.5">
                <text:p>79.5</text:p>
              </table:table-cell>
              <table:table-cell office:value-type="float" office:value="1648.37">
                <text:p>1648.37</text:p>
              </table:table-cell>
              <table:table-cell office:value-type="float" office:value="7290.01">
                <text:p>7290.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.5">
                <text:p>80.5</text:p>
              </table:table-cell>
              <table:table-cell office:value-type="float" office:value="1579.07">
                <text:p>1579.07</text:p>
              </table:table-cell>
              <table:table-cell office:value-type="float" office:value="7275.2">
                <text:p>7275.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.5">
                <text:p>81.5</text:p>
              </table:table-cell>
              <table:table-cell office:value-type="float" office:value="1586.41">
                <text:p>1586.41</text:p>
              </table:table-cell>
              <table:table-cell office:value-type="float" office:value="7254.29">
                <text:p>7254.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.5">
                <text:p>82.5</text:p>
              </table:table-cell>
              <table:table-cell office:value-type="float" office:value="1579.89">
                <text:p>1579.89</text:p>
              </table:table-cell>
              <table:table-cell office:value-type="float" office:value="7866.1">
                <text:p>7866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.5">
                <text:p>83.5</text:p>
              </table:table-cell>
              <table:table-cell office:value-type="float" office:value="1575.81">
                <text:p>1575.81</text:p>
              </table:table-cell>
              <table:table-cell office:value-type="float" office:value="7449.3">
                <text:p>7449.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.5">
                <text:p>84.5</text:p>
              </table:table-cell>
              <table:table-cell office:value-type="float" office:value="1624.42">
                <text:p>1624.42</text:p>
              </table:table-cell>
              <table:table-cell office:value-type="float" office:value="7562.6">
                <text:p>7562.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.5">
                <text:p>85.5</text:p>
              </table:table-cell>
              <table:table-cell office:value-type="float" office:value="1616.48">
                <text:p>1616.48</text:p>
              </table:table-cell>
              <table:table-cell office:value-type="float" office:value="7622.51">
                <text:p>7622.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.5">
                <text:p>86.5</text:p>
              </table:table-cell>
              <table:table-cell office:value-type="float" office:value="1649.53">
                <text:p>1649.53</text:p>
              </table:table-cell>
              <table:table-cell office:value-type="float" office:value="7564.81">
                <text:p>7564.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.5">
                <text:p>87.5</text:p>
              </table:table-cell>
              <table:table-cell office:value-type="float" office:value="1670.91">
                <text:p>1670.91</text:p>
              </table:table-cell>
              <table:table-cell office:value-type="float" office:value="7794">
                <text:p>77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.5">
                <text:p>88.5</text:p>
              </table:table-cell>
              <table:table-cell office:value-type="float" office:value="1998.08">
                <text:p>1998.08</text:p>
              </table:table-cell>
              <table:table-cell office:value-type="float" office:value="7486">
                <text:p>74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.5">
                <text:p>89.5</text:p>
              </table:table-cell>
              <table:table-cell office:value-type="float" office:value="1902.88">
                <text:p>1902.88</text:p>
              </table:table-cell>
              <table:table-cell office:value-type="float" office:value="7799.11">
                <text:p>7799.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.5">
                <text:p>90.5</text:p>
              </table:table-cell>
              <table:table-cell office:value-type="float" office:value="2016.22">
                <text:p>2016.22</text:p>
              </table:table-cell>
              <table:table-cell office:value-type="float" office:value="7814.01">
                <text:p>7814.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.5">
                <text:p>91.5</text:p>
              </table:table-cell>
              <table:table-cell office:value-type="float" office:value="1756.4">
                <text:p>1756.4</text:p>
              </table:table-cell>
              <table:table-cell office:value-type="float" office:value="7604.69">
                <text:p>7604.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.5">
                <text:p>92.5</text:p>
              </table:table-cell>
              <table:table-cell office:value-type="float" office:value="1763.59">
                <text:p>1763.59</text:p>
              </table:table-cell>
              <table:table-cell office:value-type="float" office:value="8003.4">
                <text:p>8003.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.5">
                <text:p>93.5</text:p>
              </table:table-cell>
              <table:table-cell office:value-type="float" office:value="1773.31">
                <text:p>1773.31</text:p>
              </table:table-cell>
              <table:table-cell office:value-type="float" office:value="7833.3">
                <text:p>7833.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.5">
                <text:p>94.5</text:p>
              </table:table-cell>
              <table:table-cell office:value-type="float" office:value="1829.32">
                <text:p>1829.32</text:p>
              </table:table-cell>
              <table:table-cell office:value-type="float" office:value="7633.91">
                <text:p>7633.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.5">
                <text:p>95.5</text:p>
              </table:table-cell>
              <table:table-cell office:value-type="float" office:value="1709.92">
                <text:p>1709.92</text:p>
              </table:table-cell>
              <table:table-cell office:value-type="float" office:value="7724.71">
                <text:p>7724.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.5">
                <text:p>96.5</text:p>
              </table:table-cell>
              <table:table-cell office:value-type="float" office:value="1742.61">
                <text:p>1742.61</text:p>
              </table:table-cell>
              <table:table-cell office:value-type="float" office:value="7918.29">
                <text:p>7918.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.5">
                <text:p>97.5</text:p>
              </table:table-cell>
              <table:table-cell office:value-type="float" office:value="1742.23">
                <text:p>1742.23</text:p>
              </table:table-cell>
              <table:table-cell office:value-type="float" office:value="8000.9">
                <text:p>8000.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.5">
                <text:p>98.5</text:p>
              </table:table-cell>
              <table:table-cell office:value-type="float" office:value="1777.11">
                <text:p>1777.11</text:p>
              </table:table-cell>
              <table:table-cell office:value-type="float" office:value="7826.9">
                <text:p>7826.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.5">
                <text:p>99.5</text:p>
              </table:table-cell>
              <table:table-cell office:value-type="float" office:value="1779.01">
                <text:p>1779.01</text:p>
              </table:table-cell>
              <table:table-cell office:value-type="float" office:value="8096.7">
                <text:p>8096.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.5">
                <text:p>100.5</text:p>
              </table:table-cell>
              <table:table-cell office:value-type="float" office:value="1820.03">
                <text:p>1820.03</text:p>
              </table:table-cell>
              <table:table-cell office:value-type="float" office:value="11583.1">
                <text:p>11583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.5">
                <text:p>101.5</text:p>
              </table:table-cell>
              <table:table-cell office:value-type="float" office:value="1762.52">
                <text:p>1762.52</text:p>
              </table:table-cell>
              <table:table-cell office:value-type="float" office:value="11416.6">
                <text:p>11416.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.5">
                <text:p>102.5</text:p>
              </table:table-cell>
              <table:table-cell office:value-type="float" office:value="1789.38">
                <text:p>1789.38</text:p>
              </table:table-cell>
              <table:table-cell office:value-type="float" office:value="11125.6">
                <text:p>11125.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.5">
                <text:p>103.5</text:p>
              </table:table-cell>
              <table:table-cell office:value-type="float" office:value="1797.19">
                <text:p>1797.19</text:p>
              </table:table-cell>
              <table:table-cell office:value-type="float" office:value="11620">
                <text:p>116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.5">
                <text:p>104.5</text:p>
              </table:table-cell>
              <table:table-cell office:value-type="float" office:value="1901.9">
                <text:p>1901.9</text:p>
              </table:table-cell>
              <table:table-cell office:value-type="float" office:value="11529.3">
                <text:p>11529.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.5">
                <text:p>105.5</text:p>
              </table:table-cell>
              <table:table-cell office:value-type="float" office:value="1938.77">
                <text:p>1938.77</text:p>
              </table:table-cell>
              <table:table-cell office:value-type="float" office:value="11692.2">
                <text:p>11692.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.5">
                <text:p>106.5</text:p>
              </table:table-cell>
              <table:table-cell office:value-type="float" office:value="2063.51">
                <text:p>2063.51</text:p>
              </table:table-cell>
              <table:table-cell office:value-type="float" office:value="11862.9">
                <text:p>11862.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.5">
                <text:p>107.5</text:p>
              </table:table-cell>
              <table:table-cell office:value-type="float" office:value="2025.21">
                <text:p>2025.21</text:p>
              </table:table-cell>
              <table:table-cell office:value-type="float" office:value="12567">
                <text:p>125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.5">
                <text:p>108.5</text:p>
              </table:table-cell>
              <table:table-cell office:value-type="float" office:value="1979.02">
                <text:p>1979.02</text:p>
              </table:table-cell>
              <table:table-cell office:value-type="float" office:value="12323.2">
                <text:p>12323.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.5">
                <text:p>109.5</text:p>
              </table:table-cell>
              <table:table-cell office:value-type="float" office:value="1904.53">
                <text:p>1904.53</text:p>
              </table:table-cell>
              <table:table-cell office:value-type="float" office:value="12133.2">
                <text:p>12133.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.5">
                <text:p>110.5</text:p>
              </table:table-cell>
              <table:table-cell office:value-type="float" office:value="1908.29">
                <text:p>1908.29</text:p>
              </table:table-cell>
              <table:table-cell office:value-type="float" office:value="12440.3">
                <text:p>12440.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.5">
                <text:p>111.5</text:p>
              </table:table-cell>
              <table:table-cell office:value-type="float" office:value="1923.1">
                <text:p>1923.1</text:p>
              </table:table-cell>
              <table:table-cell office:value-type="float" office:value="13117.7">
                <text:p>13117.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.5">
                <text:p>112.5</text:p>
              </table:table-cell>
              <table:table-cell office:value-type="float" office:value="1941.3">
                <text:p>1941.3</text:p>
              </table:table-cell>
              <table:table-cell office:value-type="float" office:value="12879.8">
                <text:p>12879.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.5">
                <text:p>113.5</text:p>
              </table:table-cell>
              <table:table-cell office:value-type="float" office:value="1985.31">
                <text:p>1985.31</text:p>
              </table:table-cell>
              <table:table-cell office:value-type="float" office:value="13125">
                <text:p>131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.5">
                <text:p>114.5</text:p>
              </table:table-cell>
              <table:table-cell office:value-type="float" office:value="1993.01">
                <text:p>1993.01</text:p>
              </table:table-cell>
              <table:table-cell office:value-type="float" office:value="13967.9">
                <text:p>13967.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.5">
                <text:p>115.5</text:p>
              </table:table-cell>
              <table:table-cell office:value-type="float" office:value="1995.52">
                <text:p>1995.52</text:p>
              </table:table-cell>
              <table:table-cell office:value-type="float" office:value="14224.1">
                <text:p>14224.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.5">
                <text:p>116.5</text:p>
              </table:table-cell>
              <table:table-cell office:value-type="float" office:value="2263.1">
                <text:p>2263.1</text:p>
              </table:table-cell>
              <table:table-cell office:value-type="float" office:value="14335.9">
                <text:p>14335.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.5">
                <text:p>117.5</text:p>
              </table:table-cell>
              <table:table-cell office:value-type="float" office:value="2058.8">
                <text:p>2058.8</text:p>
              </table:table-cell>
              <table:table-cell office:value-type="float" office:value="14125.9">
                <text:p>14125.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.5">
                <text:p>118.5</text:p>
              </table:table-cell>
              <table:table-cell office:value-type="float" office:value="2118.71">
                <text:p>2118.71</text:p>
              </table:table-cell>
              <table:table-cell office:value-type="float" office:value="14482.1">
                <text:p>14482.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.5">
                <text:p>119.5</text:p>
              </table:table-cell>
              <table:table-cell office:value-type="float" office:value="2129.58">
                <text:p>2129.58</text:p>
              </table:table-cell>
              <table:table-cell office:value-type="float" office:value="14408.1">
                <text:p>14408.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.5">
                <text:p>120.5</text:p>
              </table:table-cell>
              <table:table-cell office:value-type="float" office:value="2163.09">
                <text:p>2163.09</text:p>
              </table:table-cell>
              <table:table-cell office:value-type="float" office:value="14531.1">
                <text:p>14531.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.5">
                <text:p>121.5</text:p>
              </table:table-cell>
              <table:table-cell office:value-type="float" office:value="2195">
                <text:p>2195</text:p>
              </table:table-cell>
              <table:table-cell office:value-type="float" office:value="14917.1">
                <text:p>14917.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.5">
                <text:p>122.5</text:p>
              </table:table-cell>
              <table:table-cell office:value-type="float" office:value="2186.3">
                <text:p>2186.3</text:p>
              </table:table-cell>
              <table:table-cell office:value-type="float" office:value="15458.8">
                <text:p>15458.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.5">
                <text:p>123.5</text:p>
              </table:table-cell>
              <table:table-cell office:value-type="float" office:value="2271.49">
                <text:p>2271.49</text:p>
              </table:table-cell>
              <table:table-cell office:value-type="float" office:value="16139.2">
                <text:p>16139.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.5">
                <text:p>124.5</text:p>
              </table:table-cell>
              <table:table-cell office:value-type="float" office:value="2286.49">
                <text:p>2286.49</text:p>
              </table:table-cell>
              <table:table-cell office:value-type="float" office:value="16081.8">
                <text:p>16081.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.5">
                <text:p>125.5</text:p>
              </table:table-cell>
              <table:table-cell office:value-type="float" office:value="2252.81">
                <text:p>2252.81</text:p>
              </table:table-cell>
              <table:table-cell office:value-type="float" office:value="16442.2">
                <text:p>16442.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.5">
                <text:p>126.5</text:p>
              </table:table-cell>
              <table:table-cell office:value-type="float" office:value="2263.78">
                <text:p>2263.78</text:p>
              </table:table-cell>
              <table:table-cell office:value-type="float" office:value="17063.1">
                <text:p>17063.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.5">
                <text:p>127.5</text:p>
              </table:table-cell>
              <table:table-cell office:value-type="float" office:value="2375.09">
                <text:p>2375.09</text:p>
              </table:table-cell>
              <table:table-cell office:value-type="float" office:value="17693.7">
                <text:p>17693.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.5">
                <text:p>128.5</text:p>
              </table:table-cell>
              <table:table-cell office:value-type="float" office:value="2339.58">
                <text:p>2339.58</text:p>
              </table:table-cell>
              <table:table-cell office:value-type="float" office:value="18398.7">
                <text:p>18398.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.5">
                <text:p>129.5</text:p>
              </table:table-cell>
              <table:table-cell office:value-type="float" office:value="2370.11">
                <text:p>2370.11</text:p>
              </table:table-cell>
              <table:table-cell office:value-type="float" office:value="19618.1">
                <text:p>19618.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.5">
                <text:p>130.5</text:p>
              </table:table-cell>
              <table:table-cell office:value-type="float" office:value="2420.72">
                <text:p>2420.72</text:p>
              </table:table-cell>
              <table:table-cell office:value-type="float" office:value="21130.1">
                <text:p>21130.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.5">
                <text:p>131.5</text:p>
              </table:table-cell>
              <table:table-cell office:value-type="float" office:value="2444.62">
                <text:p>2444.62</text:p>
              </table:table-cell>
              <table:table-cell office:value-type="float" office:value="21753">
                <text:p>217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.5">
                <text:p>132.5</text:p>
              </table:table-cell>
              <table:table-cell office:value-type="float" office:value="2515.12">
                <text:p>2515.12</text:p>
              </table:table-cell>
              <table:table-cell office:value-type="float" office:value="23433.9">
                <text:p>23433.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.5">
                <text:p>133.5</text:p>
              </table:table-cell>
              <table:table-cell office:value-type="float" office:value="2586.52">
                <text:p>2586.52</text:p>
              </table:table-cell>
              <table:table-cell office:value-type="float" office:value="25435.9">
                <text:p>25435.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.5">
                <text:p>134.5</text:p>
              </table:table-cell>
              <table:table-cell office:value-type="float" office:value="2731.62">
                <text:p>2731.62</text:p>
              </table:table-cell>
              <table:table-cell office:value-type="float" office:value="28746.1">
                <text:p>28746.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.5">
                <text:p>135.5</text:p>
              </table:table-cell>
              <table:table-cell office:value-type="float" office:value="2736.38">
                <text:p>2736.38</text:p>
              </table:table-cell>
              <table:table-cell office:value-type="float" office:value="34130.1">
                <text:p>34130.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.5">
                <text:p>136.5</text:p>
              </table:table-cell>
              <table:table-cell office:value-type="float" office:value="2924.6">
                <text:p>2924.6</text:p>
              </table:table-cell>
              <table:table-cell office:value-type="float" office:value="40899">
                <text:p>408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.5">
                <text:p>137.5</text:p>
              </table:table-cell>
              <table:table-cell office:value-type="float" office:value="2880.82">
                <text:p>2880.82</text:p>
              </table:table-cell>
              <table:table-cell office:value-type="float" office:value="38280.1">
                <text:p>38280.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.5">
                <text:p>138.5</text:p>
              </table:table-cell>
              <table:table-cell office:value-type="float" office:value="2925.39">
                <text:p>2925.39</text:p>
              </table:table-cell>
              <table:table-cell office:value-type="float" office:value="27873.1">
                <text:p>27873.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.5">
                <text:p>139.5</text:p>
              </table:table-cell>
              <table:table-cell office:value-type="float" office:value="2913.9">
                <text:p>2913.9</text:p>
              </table:table-cell>
              <table:table-cell office:value-type="float" office:value="9618.19">
                <text:p>9618.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.5">
                <text:p>140.5</text:p>
              </table:table-cell>
              <table:table-cell office:value-type="float" office:value="2993.79">
                <text:p>2993.79</text:p>
              </table:table-cell>
              <table:table-cell office:value-type="float" office:value="1371.79">
                <text:p>1371.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.5">
                <text:p>141.5</text:p>
              </table:table-cell>
              <table:table-cell office:value-type="float" office:value="3259.3">
                <text:p>3259.3</text:p>
              </table:table-cell>
              <table:table-cell office:value-type="float" office:value="134.093">
                <text:p>134.0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.5">
                <text:p>142.5</text:p>
              </table:table-cell>
              <table:table-cell office:value-type="float" office:value="3213.61">
                <text:p>3213.61</text:p>
              </table:table-cell>
              <table:table-cell office:value-type="float" office:value="66.424">
                <text:p>66.4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.5">
                <text:p>143.5</text:p>
              </table:table-cell>
              <table:table-cell office:value-type="float" office:value="3318.99">
                <text:p>3318.99</text:p>
              </table:table-cell>
              <table:table-cell office:value-type="float" office:value="0.0616089">
                <text:p>0.06160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.5">
                <text:p>144.5</text:p>
              </table:table-cell>
              <table:table-cell office:value-type="float" office:value="3478.41">
                <text:p>3478.41</text:p>
              </table:table-cell>
              <table:table-cell office:value-type="float" office:value="0.92638">
                <text:p>0.926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.5">
                <text:p>145.5</text:p>
              </table:table-cell>
              <table:table-cell office:value-type="float" office:value="3640.71">
                <text:p>3640.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.5">
                <text:p>146.5</text:p>
              </table:table-cell>
              <table:table-cell office:value-type="float" office:value="4011.41">
                <text:p>4011.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.5">
                <text:p>147.5</text:p>
              </table:table-cell>
              <table:table-cell office:value-type="float" office:value="4278.5">
                <text:p>427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.5">
                <text:p>148.5</text:p>
              </table:table-cell>
              <table:table-cell office:value-type="float" office:value="4574.2">
                <text:p>457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.5">
                <text:p>149.5</text:p>
              </table:table-cell>
              <table:table-cell office:value-type="float" office:value="5197.1">
                <text:p>519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.5">
                <text:p>150.5</text:p>
              </table:table-cell>
              <table:table-cell office:value-type="float" office:value="5627.7">
                <text:p>562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.5">
                <text:p>151.5</text:p>
              </table:table-cell>
              <table:table-cell office:value-type="float" office:value="6592.8">
                <text:p>659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.5">
                <text:p>152.5</text:p>
              </table:table-cell>
              <table:table-cell office:value-type="float" office:value="7366.3">
                <text:p>7366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.5">
                <text:p>153.5</text:p>
              </table:table-cell>
              <table:table-cell office:value-type="float" office:value="6156.7">
                <text:p>615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.5">
                <text:p>154.5</text:p>
              </table:table-cell>
              <table:table-cell office:value-type="float" office:value="4134.29">
                <text:p>4134.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.5">
                <text:p>155.5</text:p>
              </table:table-cell>
              <table:table-cell office:value-type="float" office:value="1850.6">
                <text:p>185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.5">
                <text:p>156.5</text:p>
              </table:table-cell>
              <table:table-cell office:value-type="float" office:value="702.19">
                <text:p>702.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.5">
                <text:p>157.5</text:p>
              </table:table-cell>
              <table:table-cell office:value-type="float" office:value="87.1969">
                <text:p>87.1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.5">
                <text:p>158.5</text:p>
              </table:table-cell>
              <table:table-cell office:value-type="float" office:value="48.7909">
                <text:p>48.7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.5">
                <text:p>15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.5">
                <text:p>16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.5">
                <text:p>16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.5">
                <text:p>16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.5">
                <text:p>163.5</text:p>
              </table:table-cell>
              <table:table-cell office:value-type="float" office:value="0">
                <text:p>0</text:p>
              </table:table-cell>
              <table:table-cell office:value-type="float" office:value="4.38731">
                <text:p>4.387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.5">
                <text:p>164.5</text:p>
              </table:table-cell>
              <table:table-cell office:value-type="float" office:value="0">
                <text:p>0</text:p>
              </table:table-cell>
              <table:table-cell office:value-type="float" office:value="4.75769">
                <text:p>4.757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.5">
                <text:p>165.5</text:p>
              </table:table-cell>
              <table:table-cell office:value-type="float" office:value="0">
                <text:p>0</text:p>
              </table:table-cell>
              <table:table-cell office:value-type="float" office:value="2.3253">
                <text:p>2.32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.5">
                <text:p>166.5</text:p>
              </table:table-cell>
              <table:table-cell office:value-type="float" office:value="0">
                <text:p>0</text:p>
              </table:table-cell>
              <table:table-cell office:value-type="float" office:value="4.679">
                <text:p>4.6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.5">
                <text:p>167.5</text:p>
              </table:table-cell>
              <table:table-cell office:value-type="float" office:value="0">
                <text:p>0</text:p>
              </table:table-cell>
              <table:table-cell office:value-type="float" office:value="2.92149">
                <text:p>2.921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.5">
                <text:p>168.5</text:p>
              </table:table-cell>
              <table:table-cell office:value-type="float" office:value="0">
                <text:p>0</text:p>
              </table:table-cell>
              <table:table-cell office:value-type="float" office:value="4.19691">
                <text:p>4.196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.5">
                <text:p>169.5</text:p>
              </table:table-cell>
              <table:table-cell office:value-type="float" office:value="0">
                <text:p>0</text:p>
              </table:table-cell>
              <table:table-cell office:value-type="float" office:value="4.49559">
                <text:p>4.495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.5">
                <text:p>17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.5">
                <text:p>17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.5">
                <text:p>17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.5">
                <text:p>17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.5">
                <text:p>17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.5">
                <text:p>175.5</text:p>
              </table:table-cell>
              <table:table-cell office:value-type="float" office:value="0">
                <text:p>0</text:p>
              </table:table-cell>
              <table:table-cell office:value-type="float" office:value="1.7535">
                <text:p>1.753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.5">
                <text:p>176.5</text:p>
              </table:table-cell>
              <table:table-cell office:value-type="float" office:value="0">
                <text:p>0</text:p>
              </table:table-cell>
              <table:table-cell office:value-type="float" office:value="3.13869">
                <text:p>3.138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.5">
                <text:p>177.5</text:p>
              </table:table-cell>
              <table:table-cell office:value-type="float" office:value="0">
                <text:p>0</text:p>
              </table:table-cell>
              <table:table-cell office:value-type="float" office:value="4.6266">
                <text:p>4.62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.5">
                <text:p>178.5</text:p>
              </table:table-cell>
              <table:table-cell office:value-type="float" office:value="0">
                <text:p>0</text:p>
              </table:table-cell>
              <table:table-cell office:value-type="float" office:value="3.15121">
                <text:p>3.151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.5">
                <text:p>17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.5">
                <text:p>18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.5">
                <text:p>18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.5">
                <text:p>18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.5">
                <text:p>18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.5">
                <text:p>18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.5">
                <text:p>18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.5">
                <text:p>186.5</text:p>
              </table:table-cell>
              <table:table-cell office:value-type="float" office:value="0">
                <text:p>0</text:p>
              </table:table-cell>
              <table:table-cell office:value-type="float" office:value="2.65539">
                <text:p>2.6553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.5">
                <text:p>18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.5">
                <text:p>18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.5">
                <text:p>19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.5">
                <text:p>19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.5">
                <text:p>19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.5">
                <text:p>193.5</text:p>
              </table:table-cell>
              <table:table-cell office:value-type="float" office:value="0">
                <text:p>0</text:p>
              </table:table-cell>
              <table:table-cell office:value-type="float" office:value="0.0273809">
                <text:p>0.02738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.5">
                <text:p>19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.5">
                <text:p>19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.5">
                <text:p>19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.5">
                <text:p>19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.5">
                <text:p>19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.5">
                <text:p>19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